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odt2braille/configuration.rdf"/>
  <manifest:file-entry manifest:media-type="" manifest:full-path="meta/odt2braille/"/>
  <manifest:file-entry manifest:media-type="application/rdf+xml" manifest:full-path="meta/be.docarch.odt2braille.checker.PostConversionBrailleChecker/2011-08-05T13.13.46.rdf"/>
  <manifest:file-entry manifest:media-type="" manifest:full-path="meta/be.docarch.odt2braille.checker.PostConversionBrailleChecker/"/>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accelerator/current.xml"/>
  <manifest:file-entry manifest:media-type="" manifest:full-path="Object 109/Configurations2/accelerato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accelerator/current.xml"/>
  <manifest:file-entry manifest:media-type="" manifest:full-path="Object 110/Configurations2/accelerato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accelerator/current.xml"/>
  <manifest:file-entry manifest:media-type="" manifest:full-path="Object 111/Configurations2/accelerato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0"/>
    <style:style style:name="P2" style:family="paragraph" style:parent-style-name="Text_20_body" style:list-style-name="L11"/>
    <style:style style:name="P3" style:family="paragraph" style:parent-style-name="Text_20_body" style:list-style-name="L13"/>
    <style:style style:name="P4" style:family="paragraph" style:parent-style-name="Text_20_body" style:list-style-name="L14"/>
    <style:style style:name="P5" style:family="paragraph" style:parent-style-name="Text_20_body" style:list-style-name="L15"/>
    <style:style style:name="P6" style:family="paragraph" style:parent-style-name="Text_20_body" style:list-style-name="L16"/>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2"/>
    <style:style style:name="P17" style:family="paragraph" style:parent-style-name="Standard" style:list-style-name="L17"/>
    <style:style style:name="T1" style:family="text">
      <style:text-properties fo:font-variant="small-caps"/>
    </style:style>
    <style:style style:name="fr1" style:family="graphic" style:parent-style-name="Formula">
      <style:graphic-properties style:vertical-pos="from-top" style:horizontal-pos="from-left" style:horizontal-rel="paragraph-content" fo:padding="0.049cm" fo:border="0.088cm solid #00ae00" draw:ole-draw-aspect="1"/>
    </style:style>
    <style:style style:name="fr2" style:family="graphic" style:parent-style-name="Formula">
      <style:graphic-properties style:vertical-pos="from-top" style:horizontal-pos="from-left" style:horizontal-rel="paragraph-content" fo:padding="0.049cm" fo:border="0.088cm solid #ff00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luwe Code</text:h>
      <text:p text:style-name="Standard">Dit document volgt de structuur van de officiële "<text:span text:style-name="T1">Handleiding Braillesymbolen Wiskunde"</text:span>, samengesteld door Gilbert Notaert en Marc Suij van het G.On Woluwe en Emmanuel Vandekerkhove van Licht en Liefde. De formules in het groen worden correct omgezet naar Braille, de formules in het rood nog niet.</text:p>
      <text:h text:style-name="Heading_20_2" text:outline-level="2">Letters</text:h>
      <text:h text:style-name="Heading_20_3" text:outline-level="3">Latijnse letters</text:h>
      <text:list xml:id="list32308817" text:style-name="L1">
        <text:list-item>
          <text:p text:style-name="P7"><draw:frame draw:style-name="fr1" draw:name="Object1" text:anchor-type="as-char" svg:y="0cm" svg:width="1.159cm" svg:height="0.743cm" draw:z-index="19"><draw:object xlink:href="./Object 1" xlink:type="simple" xlink:show="embed" xlink:actuate="onLoad"/><draw:image xlink:href="./ObjectReplacements/Object 1" xlink:type="simple" xlink:show="embed" xlink:actuate="onLoad"/></draw:frame></text:p>
        </text:list-item>
        <text:list-item>
          <text:p text:style-name="P7"><draw:frame draw:style-name="fr1" draw:name="Object145" text:anchor-type="as-char" svg:y="0cm" svg:width="1.184cm" svg:height="0.743cm" draw:z-index="20"><draw:object xlink:href="./Object 2" xlink:type="simple" xlink:show="embed" xlink:actuate="onLoad"/><draw:image xlink:href="./ObjectReplacements/Object 2" xlink:type="simple" xlink:show="embed" xlink:actuate="onLoad"/></draw:frame></text:p>
        </text:list-item>
        <text:list-item>
          <text:p text:style-name="P7"><draw:frame draw:style-name="fr1" draw:name="Object146" text:anchor-type="as-char" svg:y="0cm" svg:width="1.235cm" svg:height="0.743cm" draw:z-index="21"><draw:object xlink:href="./Object 3" xlink:type="simple" xlink:show="embed" xlink:actuate="onLoad"/><draw:image xlink:href="./ObjectReplacements/Object 3" xlink:type="simple" xlink:show="embed" xlink:actuate="onLoad"/></draw:frame></text:p>
        </text:list-item>
        <text:list-item>
          <text:p text:style-name="P7"><draw:frame draw:style-name="fr1" draw:name="Object3" text:anchor-type="as-char" svg:y="0cm" svg:width="1.256cm" svg:height="0.743cm" draw:z-index="22"><draw:object xlink:href="./Object 4" xlink:type="simple" xlink:show="embed" xlink:actuate="onLoad"/><draw:image xlink:href="./ObjectReplacements/Object 4" xlink:type="simple" xlink:show="embed" xlink:actuate="onLoad"/></draw:frame></text:p>
        </text:list-item>
        <text:list-item>
          <text:p text:style-name="P7"><draw:frame draw:style-name="fr1" draw:name="Object32" text:anchor-type="as-char" svg:y="0cm" svg:width="1.494cm" svg:height="0.743cm" draw:z-index="23"><draw:object xlink:href="./Object 5" xlink:type="simple" xlink:show="embed" xlink:actuate="onLoad"/><draw:image xlink:href="./ObjectReplacements/Object 5" xlink:type="simple" xlink:show="embed" xlink:actuate="onLoad"/></draw:frame></text:p>
        </text:list-item>
        <text:list-item>
          <text:p text:style-name="P7"><draw:frame draw:style-name="fr1" draw:name="Object4" text:anchor-type="as-char" svg:y="0cm" svg:width="1.011cm" svg:height="0.743cm" draw:z-index="24"><draw:object xlink:href="./Object 6" xlink:type="simple" xlink:show="embed" xlink:actuate="onLoad"/><draw:image xlink:href="./ObjectReplacements/Object 6" xlink:type="simple" xlink:show="embed" xlink:actuate="onLoad"/></draw:frame></text:p>
        </text:list-item>
        <text:list-item>
          <text:p text:style-name="P7"><draw:frame draw:style-name="fr1" draw:name="Object5" text:anchor-type="as-char" svg:y="0cm" svg:width="1.263cm" svg:height="0.758cm" draw:z-index="25"><draw:object xlink:href="./Object 7" xlink:type="simple" xlink:show="embed" xlink:actuate="onLoad"/><draw:image xlink:href="./ObjectReplacements/Object 7" xlink:type="simple" xlink:show="embed" xlink:actuate="onLoad"/></draw:frame></text:p>
        </text:list-item>
        <text:list-item>
          <text:p text:style-name="P7"><draw:frame draw:style-name="fr1" draw:name="Object6" text:anchor-type="as-char" svg:y="0cm" svg:width="1.443cm" svg:height="0.743cm" draw:z-index="0"><draw:object xlink:href="./Object 8" xlink:type="simple" xlink:show="embed" xlink:actuate="onLoad"/><draw:image xlink:href="./ObjectReplacements/Object 8" xlink:type="simple" xlink:show="embed" xlink:actuate="onLoad"/><svg:desc>formula</svg:desc></draw:frame></text:p>
        </text:list-item>
      </text:list>
      <text:h text:style-name="Heading_20_3" text:outline-level="3">Griekse letters</text:h>
      <text:list xml:id="list32328855" text:style-name="L2">
        <text:list-item>
          <text:p text:style-name="P8"><draw:frame draw:style-name="fr1" draw:name="Object7" text:anchor-type="as-char" svg:y="0cm" svg:width="0.785cm" svg:height="0.743cm" draw:z-index="26"><draw:object xlink:href="./Object 9" xlink:type="simple" xlink:show="embed" xlink:actuate="onLoad"/><draw:image xlink:href="./ObjectReplacements/Object 9" xlink:type="simple" xlink:show="embed" xlink:actuate="onLoad"/></draw:frame></text:p>
        </text:list-item>
        <text:list-item>
          <text:p text:style-name="P8"><draw:frame draw:style-name="fr1" draw:name="Object8" text:anchor-type="as-char" svg:y="0cm" svg:width="0.848cm" svg:height="0.743cm" draw:z-index="1"><draw:object xlink:href="./Object 10" xlink:type="simple" xlink:show="embed" xlink:actuate="onLoad"/><draw:image xlink:href="./ObjectReplacements/Object 10" xlink:type="simple" xlink:show="embed" xlink:actuate="onLoad"/><svg:desc>formula</svg:desc></draw:frame></text:p>
        </text:list-item>
      </text:list>
      <text:h text:style-name="Heading_20_3" text:outline-level="3">Getallenverzamelingen</text:h>
      <text:list xml:id="list32305417" text:style-name="L3">
        <text:list-item>
          <text:p text:style-name="P9"><draw:frame draw:style-name="fr1" draw:name="Object9" text:anchor-type="as-char" svg:y="0cm" svg:width="0.811cm" svg:height="0.743cm" draw:z-index="27"><draw:object xlink:href="./Object 11" xlink:type="simple" xlink:show="embed" xlink:actuate="onLoad"/><draw:image xlink:href="./ObjectReplacements/Object 11" xlink:type="simple" xlink:show="embed" xlink:actuate="onLoad"/></draw:frame></text:p>
        </text:list-item>
        <text:list-item>
          <text:p text:style-name="P9"><draw:frame draw:style-name="fr1" draw:name="Object26" text:anchor-type="as-char" svg:y="0cm" svg:width="0.834cm" svg:height="0.743cm" draw:z-index="28"><draw:object xlink:href="./Object 12" xlink:type="simple" xlink:show="embed" xlink:actuate="onLoad"/><draw:image xlink:href="./ObjectReplacements/Object 12" xlink:type="simple" xlink:show="embed" xlink:actuate="onLoad"/></draw:frame></text:p>
        </text:list-item>
        <text:list-item>
          <text:p text:style-name="P9"><draw:frame draw:style-name="fr1" draw:name="Object27" text:anchor-type="as-char" svg:y="0cm" svg:width="0.799cm" svg:height="0.743cm" draw:z-index="29"><draw:object xlink:href="./Object 13" xlink:type="simple" xlink:show="embed" xlink:actuate="onLoad"/><draw:image xlink:href="./ObjectReplacements/Object 13" xlink:type="simple" xlink:show="embed" xlink:actuate="onLoad"/></draw:frame></text:p>
        </text:list-item>
        <text:list-item>
          <text:p text:style-name="P9"><draw:frame draw:style-name="fr1" draw:name="Object28" text:anchor-type="as-char" svg:y="0cm" svg:width="0.792cm" svg:height="0.743cm" draw:z-index="30"><draw:object xlink:href="./Object 14" xlink:type="simple" xlink:show="embed" xlink:actuate="onLoad"/><draw:image xlink:href="./ObjectReplacements/Object 14" xlink:type="simple" xlink:show="embed" xlink:actuate="onLoad"/></draw:frame></text:p>
        </text:list-item>
        <text:list-item>
          <text:p text:style-name="P9"><draw:frame draw:style-name="fr1" draw:name="Object34" text:anchor-type="as-char" svg:y="0cm" svg:width="0.762cm" svg:height="0.743cm" draw:z-index="2"><draw:object xlink:href="./Object 15" xlink:type="simple" xlink:show="embed" xlink:actuate="onLoad"/><draw:image xlink:href="./ObjectReplacements/Object 15" xlink:type="simple" xlink:show="embed" xlink:actuate="onLoad"/><svg:desc>formula</svg:desc></draw:frame></text:p>
        </text:list-item>
      </text:list>
      <text:h text:style-name="Heading_20_3" text:outline-level="3"><text:soft-page-break/>Speciaal gevormde letters</text:h>
      <text:list xml:id="list32328552" text:style-name="L4">
        <text:list-item>
          <text:p text:style-name="P10"><draw:frame draw:style-name="fr1" draw:name="Object10" text:anchor-type="as-char" svg:y="0cm" svg:width="0.854cm" svg:height="0.743cm" draw:z-index="31"><draw:object xlink:href="./Object 16" xlink:type="simple" xlink:show="embed" xlink:actuate="onLoad"/><draw:image xlink:href="./ObjectReplacements/Object 16" xlink:type="simple" xlink:show="embed" xlink:actuate="onLoad"/></draw:frame></text:p>
        </text:list-item>
        <text:list-item>
          <text:p text:style-name="P10"><draw:frame draw:style-name="fr1" draw:name="Object29" text:anchor-type="as-char" svg:y="0cm" svg:width="0.753cm" svg:height="0.743cm" draw:z-index="40"><draw:object xlink:href="./Object 17" xlink:type="simple" xlink:show="embed" xlink:actuate="onLoad"/><draw:image xlink:href="./ObjectReplacements/Object 17" xlink:type="simple" xlink:show="embed" xlink:actuate="onLoad"/></draw:frame></text:p>
        </text:list-item>
        <text:list-item>
          <text:p text:style-name="P10"><draw:frame draw:style-name="fr1" draw:name="Object30" text:anchor-type="as-char" svg:y="0cm" svg:width="0.834cm" svg:height="0.743cm" draw:z-index="3"><draw:object xlink:href="./Object 18" xlink:type="simple" xlink:show="embed" xlink:actuate="onLoad"/><draw:image xlink:href="./ObjectReplacements/Object 18" xlink:type="simple" xlink:show="embed" xlink:actuate="onLoad"/><svg:desc>formula</svg:desc></draw:frame></text:p>
        </text:list-item>
      </text:list>
      <text:h text:style-name="Heading_20_3" text:outline-level="3">Oneindig</text:h>
      <text:list xml:id="list32326883" text:style-name="L5">
        <text:list-item>
          <text:p text:style-name="P11"><draw:frame draw:style-name="fr1" draw:name="Object11" text:anchor-type="as-char" svg:y="0cm" svg:width="0.796cm" svg:height="0.743cm" draw:z-index="4"><draw:object xlink:href="./Object 19" xlink:type="simple" xlink:show="embed" xlink:actuate="onLoad"/><draw:image xlink:href="./ObjectReplacements/Object 19" xlink:type="simple" xlink:show="embed" xlink:actuate="onLoad"/><svg:desc>formula</svg:desc></draw:frame></text:p>
        </text:list-item>
      </text:list>
      <text:h text:style-name="Heading_20_2" text:outline-level="2">Leestekens</text:h>
      <text:h text:style-name="Heading_20_3" text:outline-level="3">Regels</text:h>
      <text:list xml:id="list32333737" text:style-name="L6">
        <text:list-item>
          <text:p text:style-name="P12"><draw:frame draw:style-name="fr1" draw:name="Object13" text:anchor-type="as-char" svg:y="0cm" svg:width="2.963cm" svg:height="0.758cm" draw:z-index="41"><draw:object xlink:href="./Object 20" xlink:type="simple" xlink:show="embed" xlink:actuate="onLoad"/><draw:image xlink:href="./ObjectReplacements/Object 20" xlink:type="simple" xlink:show="embed" xlink:actuate="onLoad"/></draw:frame></text:p>
        </text:list-item>
        <text:list-item>
          <text:p text:style-name="P12"><draw:frame draw:style-name="fr1" draw:name="Object14" text:anchor-type="as-char" svg:y="0cm" svg:width="2.413cm" svg:height="0.743cm" draw:z-index="42"><draw:object xlink:href="./Object 21" xlink:type="simple" xlink:show="embed" xlink:actuate="onLoad"/><draw:image xlink:href="./ObjectReplacements/Object 21" xlink:type="simple" xlink:show="embed" xlink:actuate="onLoad"/></draw:frame></text:p>
        </text:list-item>
        <text:list-item>
          <text:p text:style-name="P12"><draw:frame draw:style-name="fr1" draw:name="Object12" text:anchor-type="as-char" svg:y="0cm" svg:width="2.607cm" svg:height="0.743cm" draw:z-index="43"><draw:object xlink:href="./Object 22" xlink:type="simple" xlink:show="embed" xlink:actuate="onLoad"/><draw:image xlink:href="./ObjectReplacements/Object 22" xlink:type="simple" xlink:show="embed" xlink:actuate="onLoad"/></draw:frame></text:p>
        </text:list-item>
        <text:list-item>
          <text:p text:style-name="P12"><draw:frame draw:style-name="fr1" draw:name="Object73" text:anchor-type="as-char" svg:y="0cm" svg:width="2.519cm" svg:height="0.743cm" draw:z-index="44"><draw:object xlink:href="./Object 23" xlink:type="simple" xlink:show="embed" xlink:actuate="onLoad"/><draw:image xlink:href="./ObjectReplacements/Object 23" xlink:type="simple" xlink:show="embed" xlink:actuate="onLoad"/></draw:frame></text:p>
        </text:list-item>
        <text:list-item>
          <text:p text:style-name="P12"><draw:frame draw:style-name="fr1" draw:name="Object31" text:anchor-type="as-char" svg:y="0cm" svg:width="2.314cm" svg:height="0.758cm" draw:z-index="5"><draw:object xlink:href="./Object 24" xlink:type="simple" xlink:show="embed" xlink:actuate="onLoad"/><draw:image xlink:href="./ObjectReplacements/Object 24" xlink:type="simple" xlink:show="embed" xlink:actuate="onLoad"/><svg:desc>formula</svg:desc></draw:frame></text:p>
        </text:list-item>
      </text:list>
      <text:h text:style-name="Heading_20_3" text:outline-level="3">Opmerkingen</text:h>
      <text:list xml:id="list32331494" text:style-name="L7">
        <text:list-item>
          <text:p text:style-name="P13"><draw:frame draw:style-name="fr1" draw:name="Object15" text:anchor-type="as-char" svg:y="0cm" svg:width="1.963cm" svg:height="0.743cm" draw:z-index="6"><draw:object xlink:href="./Object 25" xlink:type="simple" xlink:show="embed" xlink:actuate="onLoad"/><draw:image xlink:href="./ObjectReplacements/Object 25" xlink:type="simple" xlink:show="embed" xlink:actuate="onLoad"/><svg:desc>formula</svg:desc></draw:frame></text:p>
        </text:list-item>
      </text:list>
      <text:h text:style-name="Heading_20_2" text:outline-level="2">Bewerkingstekens en relatietekens</text:h>
      <text:h text:style-name="Heading_20_3" text:outline-level="3">Symbolen</text:h>
      <text:list xml:id="list32326389" text:style-name="L8">
        <text:list-item>
          <text:p text:style-name="P14"><draw:frame draw:style-name="fr1" draw:name="Object16" text:anchor-type="as-char" svg:y="0cm" svg:width="1.288cm" svg:height="0.743cm" draw:z-index="45"><draw:object xlink:href="./Object 26" xlink:type="simple" xlink:show="embed" xlink:actuate="onLoad"/><draw:image xlink:href="./ObjectReplacements/Object 26" xlink:type="simple" xlink:show="embed" xlink:actuate="onLoad"/></draw:frame></text:p>
        </text:list-item>
        <text:list-item>
          <text:p text:style-name="P14"><draw:frame draw:style-name="fr1" draw:name="Object17" text:anchor-type="as-char" svg:y="0cm" svg:width="1.342cm" svg:height="0.743cm" draw:z-index="46"><draw:object xlink:href="./Object 27" xlink:type="simple" xlink:show="embed" xlink:actuate="onLoad"/><draw:image xlink:href="./ObjectReplacements/Object 27" xlink:type="simple" xlink:show="embed" xlink:actuate="onLoad"/></draw:frame></text:p>
        </text:list-item>
        <text:list-item>
          <text:p text:style-name="P14"><draw:frame draw:style-name="fr1" draw:name="Object18" text:anchor-type="as-char" svg:y="0cm" svg:width="1.295cm" svg:height="0.78cm" draw:z-index="47"><draw:object xlink:href="./Object 28" xlink:type="simple" xlink:show="embed" xlink:actuate="onLoad"/><draw:image xlink:href="./ObjectReplacements/Object 28" xlink:type="simple" xlink:show="embed" xlink:actuate="onLoad"/></draw:frame></text:p>
        </text:list-item>
        <text:list-item>
          <text:p text:style-name="P14"><draw:frame draw:style-name="fr1" draw:name="Object33" text:anchor-type="as-char" svg:y="0cm" svg:width="1.42cm" svg:height="0.743cm" draw:z-index="48"><draw:object xlink:href="./Object 29" xlink:type="simple" xlink:show="embed" xlink:actuate="onLoad"/><draw:image xlink:href="./ObjectReplacements/Object 29" xlink:type="simple" xlink:show="embed" xlink:actuate="onLoad"/></draw:frame></text:p>
        </text:list-item>
        <text:list-item>
          <text:p text:style-name="P14"><draw:frame draw:style-name="fr1" draw:name="Object36" text:anchor-type="as-char" svg:y="0cm" svg:width="1.203cm" svg:height="0.743cm" draw:z-index="49"><draw:object xlink:href="./Object 30" xlink:type="simple" xlink:show="embed" xlink:actuate="onLoad"/><draw:image xlink:href="./ObjectReplacements/Object 30" xlink:type="simple" xlink:show="embed" xlink:actuate="onLoad"/></draw:frame></text:p>
        </text:list-item>
        <text:list-item>
          <text:p text:style-name="P14"><text:soft-page-break/><draw:frame draw:style-name="fr1" draw:name="Object37" text:anchor-type="as-char" svg:y="0cm" svg:width="1.316cm" svg:height="0.743cm" draw:z-index="50"><draw:object xlink:href="./Object 31" xlink:type="simple" xlink:show="embed" xlink:actuate="onLoad"/><draw:image xlink:href="./ObjectReplacements/Object 31" xlink:type="simple" xlink:show="embed" xlink:actuate="onLoad"/></draw:frame></text:p>
        </text:list-item>
        <text:list-item>
          <text:p text:style-name="P14"><draw:frame draw:style-name="fr1" draw:name="Object38" text:anchor-type="as-char" svg:y="0cm" svg:width="1.212cm" svg:height="0.743cm" draw:z-index="7"><draw:object xlink:href="./Object 32" xlink:type="simple" xlink:show="embed" xlink:actuate="onLoad"/><draw:image xlink:href="./ObjectReplacements/Object 32" xlink:type="simple" xlink:show="embed" xlink:actuate="onLoad"/><svg:desc>formula</svg:desc></draw:frame></text:p>
        </text:list-item>
        <text:list-item>
          <text:p text:style-name="P14"><draw:frame draw:style-name="fr1" draw:name="Object39" text:anchor-type="as-char" svg:y="0cm" svg:width="1.342cm" svg:height="0.743cm" draw:z-index="51"><draw:object xlink:href="./Object 33" xlink:type="simple" xlink:show="embed" xlink:actuate="onLoad"/><draw:image xlink:href="./ObjectReplacements/Object 33" xlink:type="simple" xlink:show="embed" xlink:actuate="onLoad"/></draw:frame></text:p>
        </text:list-item>
        <text:list-item>
          <text:p text:style-name="P14"><draw:frame draw:style-name="fr1" draw:name="Object40" text:anchor-type="as-char" svg:y="0cm" svg:width="2.607cm" svg:height="0.803cm" draw:z-index="52"><draw:object xlink:href="./Object 34" xlink:type="simple" xlink:show="embed" xlink:actuate="onLoad"/><draw:image xlink:href="./ObjectReplacements/Object 34" xlink:type="simple" xlink:show="embed" xlink:actuate="onLoad"/></draw:frame></text:p>
        </text:list-item>
        <text:list-item>
          <text:p text:style-name="P14"><draw:frame draw:style-name="fr1" draw:name="Object41" text:anchor-type="as-char" svg:y="0cm" svg:width="1.258cm" svg:height="0.743cm" draw:z-index="53"><draw:object xlink:href="./Object 35" xlink:type="simple" xlink:show="embed" xlink:actuate="onLoad"/><draw:image xlink:href="./ObjectReplacements/Object 35" xlink:type="simple" xlink:show="embed" xlink:actuate="onLoad"/></draw:frame></text:p>
        </text:list-item>
        <text:list-item>
          <text:p text:style-name="P14"><draw:frame draw:style-name="fr1" draw:name="Object42" text:anchor-type="as-char" svg:y="0cm" svg:width="1.316cm" svg:height="0.743cm" draw:z-index="54"><draw:object xlink:href="./Object 36" xlink:type="simple" xlink:show="embed" xlink:actuate="onLoad"/><draw:image xlink:href="./ObjectReplacements/Object 36" xlink:type="simple" xlink:show="embed" xlink:actuate="onLoad"/></draw:frame></text:p>
        </text:list-item>
        <text:list-item>
          <text:p text:style-name="P14"><draw:frame draw:style-name="fr1" draw:name="Object46" text:anchor-type="as-char" svg:y="0cm" svg:width="1.316cm" svg:height="0.743cm" draw:z-index="56"><draw:object xlink:href="./Object 37" xlink:type="simple" xlink:show="embed" xlink:actuate="onLoad"/><draw:image xlink:href="./ObjectReplacements/Object 37" xlink:type="simple" xlink:show="embed" xlink:actuate="onLoad"/></draw:frame></text:p>
        </text:list-item>
        <text:list-item>
          <text:p text:style-name="P14"><draw:frame draw:style-name="fr1" draw:name="Object45" text:anchor-type="as-char" svg:y="0cm" svg:width="1.316cm" svg:height="0.743cm" draw:z-index="57"><draw:object xlink:href="./Object 38" xlink:type="simple" xlink:show="embed" xlink:actuate="onLoad"/><draw:image xlink:href="./ObjectReplacements/Object 38" xlink:type="simple" xlink:show="embed" xlink:actuate="onLoad"/></draw:frame></text:p>
        </text:list-item>
        <text:list-item>
          <text:p text:style-name="P14"><draw:frame draw:style-name="fr1" draw:name="Object44" text:anchor-type="as-char" svg:y="0cm" svg:width="1.316cm" svg:height="0.743cm" draw:z-index="58"><draw:object xlink:href="./Object 39" xlink:type="simple" xlink:show="embed" xlink:actuate="onLoad"/><draw:image xlink:href="./ObjectReplacements/Object 39" xlink:type="simple" xlink:show="embed" xlink:actuate="onLoad"/></draw:frame></text:p>
        </text:list-item>
        <text:list-item>
          <text:p text:style-name="P14"><draw:frame draw:style-name="fr1" draw:name="Object43" text:anchor-type="as-char" svg:y="0cm" svg:width="1.543cm" svg:height="0.78cm" draw:z-index="55"><draw:object xlink:href="./Object 40" xlink:type="simple" xlink:show="embed" xlink:actuate="onLoad"/><draw:image xlink:href="./ObjectReplacements/Object 40" xlink:type="simple" xlink:show="embed" xlink:actuate="onLoad"/></draw:frame></text:p>
        </text:list-item>
        <text:list-item>
          <text:p text:style-name="P14"><draw:frame draw:style-name="fr1" draw:name="Object47" text:anchor-type="as-char" svg:y="0cm" svg:width="1.356cm" svg:height="0.743cm" draw:z-index="59"><draw:object xlink:href="./Object 41" xlink:type="simple" xlink:show="embed" xlink:actuate="onLoad"/><draw:image xlink:href="./ObjectReplacements/Object 41" xlink:type="simple" xlink:show="embed" xlink:actuate="onLoad"/></draw:frame></text:p>
        </text:list-item>
        <text:list-item>
          <text:p text:style-name="P14"><draw:frame draw:style-name="fr1" draw:name="Object48" text:anchor-type="as-char" svg:y="0cm" svg:width="1.334cm" svg:height="0.743cm" draw:z-index="60"><draw:object xlink:href="./Object 42" xlink:type="simple" xlink:show="embed" xlink:actuate="onLoad"/><draw:image xlink:href="./ObjectReplacements/Object 42" xlink:type="simple" xlink:show="embed" xlink:actuate="onLoad"/></draw:frame></text:p>
        </text:list-item>
        <text:list-item>
          <text:p text:style-name="P14"><draw:frame draw:style-name="fr1" draw:name="Object49" text:anchor-type="as-char" svg:y="0cm" svg:width="1.466cm" svg:height="0.743cm" draw:z-index="61"><draw:object xlink:href="./Object 43" xlink:type="simple" xlink:show="embed" xlink:actuate="onLoad"/><draw:image xlink:href="./ObjectReplacements/Object 43" xlink:type="simple" xlink:show="embed" xlink:actuate="onLoad"/></draw:frame></text:p>
        </text:list-item>
        <text:list-item>
          <text:p text:style-name="P14"><draw:frame draw:style-name="fr2" draw:name="Object50" text:anchor-type="as-char" svg:y="0cm" svg:width="1.707cm" svg:height="0.803cm" draw:z-index="62"><draw:object xlink:href="./Object 44" xlink:type="simple" xlink:show="embed" xlink:actuate="onLoad"/><draw:image xlink:href="./ObjectReplacements/Object 44" xlink:type="simple" xlink:show="embed" xlink:actuate="onLoad"/></draw:frame></text:p>
        </text:list-item>
        <text:list-item>
          <text:p text:style-name="P14"><draw:frame draw:style-name="fr1" draw:name="Object51" text:anchor-type="as-char" svg:y="0cm" svg:width="1.501cm" svg:height="0.743cm" draw:z-index="63"><draw:object xlink:href="./Object 45" xlink:type="simple" xlink:show="embed" xlink:actuate="onLoad"/><draw:image xlink:href="./ObjectReplacements/Object 45" xlink:type="simple" xlink:show="embed" xlink:actuate="onLoad"/></draw:frame></text:p>
        </text:list-item>
        <text:list-item>
          <text:p text:style-name="P14"><draw:frame draw:style-name="fr1" draw:name="Object52" text:anchor-type="as-char" svg:y="0cm" svg:width="1.431cm" svg:height="0.743cm" draw:z-index="65"><draw:object xlink:href="./Object 46" xlink:type="simple" xlink:show="embed" xlink:actuate="onLoad"/><draw:image xlink:href="./ObjectReplacements/Object 46" xlink:type="simple" xlink:show="embed" xlink:actuate="onLoad"/></draw:frame></text:p>
        </text:list-item>
        <text:list-item>
          <text:p text:style-name="P14"><draw:frame draw:style-name="fr1" draw:name="Object53" text:anchor-type="as-char" svg:y="0cm" svg:width="1.45cm" svg:height="0.743cm" draw:z-index="66"><draw:object xlink:href="./Object 47" xlink:type="simple" xlink:show="embed" xlink:actuate="onLoad"/><draw:image xlink:href="./ObjectReplacements/Object 47" xlink:type="simple" xlink:show="embed" xlink:actuate="onLoad"/></draw:frame></text:p>
        </text:list-item>
        <text:list-item>
          <text:p text:style-name="P14"><draw:frame draw:style-name="fr1" draw:name="Object58" text:anchor-type="as-char" svg:y="0cm" svg:width="1.42cm" svg:height="0.743cm" draw:z-index="64"><draw:object xlink:href="./Object 48" xlink:type="simple" xlink:show="embed" xlink:actuate="onLoad"/><draw:image xlink:href="./ObjectReplacements/Object 48" xlink:type="simple" xlink:show="embed" xlink:actuate="onLoad"/></draw:frame></text:p>
        </text:list-item>
        <text:list-item>
          <text:p text:style-name="P14"><draw:frame draw:style-name="fr1" draw:name="Object70" text:anchor-type="as-char" svg:y="0cm" svg:width="1.448cm" svg:height="0.743cm" draw:z-index="67"><draw:object xlink:href="./Object 49" xlink:type="simple" xlink:show="embed" xlink:actuate="onLoad"/><draw:image xlink:href="./ObjectReplacements/Object 49" xlink:type="simple" xlink:show="embed" xlink:actuate="onLoad"/></draw:frame></text:p>
        </text:list-item>
        <text:list-item>
          <text:p text:style-name="P14"><draw:frame draw:style-name="fr1" draw:name="Object72" text:anchor-type="as-char" svg:y="0cm" svg:width="1.418cm" svg:height="0.743cm" draw:z-index="68"><draw:object xlink:href="./Object 50" xlink:type="simple" xlink:show="embed" xlink:actuate="onLoad"/><draw:image xlink:href="./ObjectReplacements/Object 50" xlink:type="simple" xlink:show="embed" xlink:actuate="onLoad"/></draw:frame></text:p>
        </text:list-item>
        <text:list-item>
          <text:p text:style-name="P14"><draw:frame draw:style-name="fr1" draw:name="Object54" text:anchor-type="as-char" svg:y="0cm" svg:width="2.422cm" svg:height="0.806cm" draw:z-index="69"><draw:object xlink:href="./Object 51" xlink:type="simple" xlink:show="embed" xlink:actuate="onLoad"/><draw:image xlink:href="./ObjectReplacements/Object 51" xlink:type="simple" xlink:show="embed" xlink:actuate="onLoad"/></draw:frame></text:p>
        </text:list-item>
        <text:list-item>
          <text:p text:style-name="P14"><draw:frame draw:style-name="fr1" draw:name="Object59" text:anchor-type="as-char" svg:y="0cm" svg:width="1.249cm" svg:height="0.743cm" draw:z-index="70"><draw:object xlink:href="./Object 52" xlink:type="simple" xlink:show="embed" xlink:actuate="onLoad"/><draw:image xlink:href="./ObjectReplacements/Object 52" xlink:type="simple" xlink:show="embed" xlink:actuate="onLoad"/></draw:frame></text:p>
        </text:list-item>
        <text:list-item>
          <text:p text:style-name="P14"><text:soft-page-break/><draw:frame draw:style-name="fr1" draw:name="Object55" text:anchor-type="as-char" svg:y="0cm" svg:width="1.695cm" svg:height="0.803cm" draw:z-index="71"><draw:object xlink:href="./Object 53" xlink:type="simple" xlink:show="embed" xlink:actuate="onLoad"/><draw:image xlink:href="./ObjectReplacements/Object 53" xlink:type="simple" xlink:show="embed" xlink:actuate="onLoad"/></draw:frame></text:p>
        </text:list-item>
        <text:list-item>
          <text:p text:style-name="P14"><draw:frame draw:style-name="fr1" draw:name="Object56" text:anchor-type="as-char" svg:y="0cm" svg:width="1.263cm" svg:height="0.758cm" draw:z-index="72"><draw:object xlink:href="./Object 54" xlink:type="simple" xlink:show="embed" xlink:actuate="onLoad"/><draw:image xlink:href="./ObjectReplacements/Object 54" xlink:type="simple" xlink:show="embed" xlink:actuate="onLoad"/></draw:frame></text:p>
        </text:list-item>
        <text:list-item>
          <text:p text:style-name="P14"><draw:frame draw:style-name="fr1" draw:name="Object57" text:anchor-type="as-char" svg:y="0cm" svg:width="1.995cm" svg:height="0.743cm" draw:z-index="73"><draw:object xlink:href="./Object 55" xlink:type="simple" xlink:show="embed" xlink:actuate="onLoad"/><draw:image xlink:href="./ObjectReplacements/Object 55" xlink:type="simple" xlink:show="embed" xlink:actuate="onLoad"/></draw:frame></text:p>
        </text:list-item>
        <text:list-item>
          <text:p text:style-name="P14"><draw:frame draw:style-name="fr1" draw:name="Object75" text:anchor-type="as-char" svg:y="0cm" svg:width="1.415cm" svg:height="0.743cm" draw:z-index="8"><draw:object xlink:href="./Object 56" xlink:type="simple" xlink:show="embed" xlink:actuate="onLoad"/><draw:image xlink:href="./ObjectReplacements/Object 56" xlink:type="simple" xlink:show="embed" xlink:actuate="onLoad"/><svg:desc>formula</svg:desc></draw:frame></text:p>
        </text:list-item>
        <text:list-item>
          <text:p text:style-name="P14"><draw:frame draw:style-name="fr1" draw:name="Object60" text:anchor-type="as-char" svg:y="0cm" svg:width="1.415cm" svg:height="0.743cm" draw:z-index="74"><draw:object xlink:href="./Object 57" xlink:type="simple" xlink:show="embed" xlink:actuate="onLoad"/><draw:image xlink:href="./ObjectReplacements/Object 57" xlink:type="simple" xlink:show="embed" xlink:actuate="onLoad"/></draw:frame></text:p>
        </text:list-item>
        <text:list-item>
          <text:p text:style-name="P14"><draw:frame draw:style-name="fr1" draw:name="Object62" text:anchor-type="as-char" svg:y="0cm" svg:width="2.704cm" svg:height="0.743cm" draw:z-index="75"><draw:object xlink:href="./Object 58" xlink:type="simple" xlink:show="embed" xlink:actuate="onLoad"/><draw:image xlink:href="./ObjectReplacements/Object 58" xlink:type="simple" xlink:show="embed" xlink:actuate="onLoad"/></draw:frame></text:p>
        </text:list-item>
        <text:list-item>
          <text:p text:style-name="P14"><draw:frame draw:style-name="fr1" draw:name="Object61" text:anchor-type="as-char" svg:y="0cm" svg:width="1.933cm" svg:height="0.758cm" draw:z-index="76"><draw:object xlink:href="./Object 59" xlink:type="simple" xlink:show="embed" xlink:actuate="onLoad"/><draw:image xlink:href="./ObjectReplacements/Object 59" xlink:type="simple" xlink:show="embed" xlink:actuate="onLoad"/></draw:frame></text:p>
        </text:list-item>
        <text:list-item>
          <text:p text:style-name="P14"><draw:frame draw:style-name="fr2" draw:name="Object63" text:anchor-type="as-char" svg:y="0cm" svg:width="4.295cm" svg:height="0.743cm" draw:z-index="77"><draw:object xlink:href="./Object 60" xlink:type="simple" xlink:show="embed" xlink:actuate="onLoad"/><draw:image xlink:href="./ObjectReplacements/Object 60" xlink:type="simple" xlink:show="embed" xlink:actuate="onLoad"/></draw:frame></text:p>
        </text:list-item>
        <text:list-item>
          <text:p text:style-name="P14"><draw:frame draw:style-name="fr2" draw:name="Object64" text:anchor-type="as-char" svg:y="0cm" svg:width="2.746cm" svg:height="0.758cm" draw:z-index="9"><draw:object xlink:href="./Object 61" xlink:type="simple" xlink:show="embed" xlink:actuate="onLoad"/><draw:image xlink:href="./ObjectReplacements/Object 61" xlink:type="simple" xlink:show="embed" xlink:actuate="onLoad"/><svg:desc>formula</svg:desc></draw:frame></text:p>
        </text:list-item>
        <text:list-item>
          <text:p text:style-name="P14"><draw:frame draw:style-name="fr2" draw:name="Object65" text:anchor-type="as-char" svg:y="0cm" svg:width="1.005cm" svg:height="0.743cm" draw:z-index="78"><draw:object xlink:href="./Object 62" xlink:type="simple" xlink:show="embed" xlink:actuate="onLoad"/><draw:image xlink:href="./ObjectReplacements/Object 62" xlink:type="simple" xlink:show="embed" xlink:actuate="onLoad"/></draw:frame></text:p>
        </text:list-item>
        <text:list-item>
          <text:p text:style-name="P14"><draw:frame draw:style-name="fr2" draw:name="Object66" text:anchor-type="as-char" svg:y="0cm" svg:width="2.988cm" svg:height="0.743cm" draw:z-index="79"><draw:object xlink:href="./Object 63" xlink:type="simple" xlink:show="embed" xlink:actuate="onLoad"/><draw:image xlink:href="./ObjectReplacements/Object 63" xlink:type="simple" xlink:show="embed" xlink:actuate="onLoad"/></draw:frame></text:p>
        </text:list-item>
        <text:list-item>
          <text:p text:style-name="P14"><draw:frame draw:style-name="fr1" draw:name="Object67" text:anchor-type="as-char" svg:y="0cm" svg:width="1.891cm" svg:height="0.743cm" draw:z-index="80"><draw:object xlink:href="./Object 64" xlink:type="simple" xlink:show="embed" xlink:actuate="onLoad"/><draw:image xlink:href="./ObjectReplacements/Object 64" xlink:type="simple" xlink:show="embed" xlink:actuate="onLoad"/></draw:frame></text:p>
        </text:list-item>
        <text:list-item>
          <text:p text:style-name="P14"><draw:frame draw:style-name="fr1" draw:name="Object68" text:anchor-type="as-char" svg:y="0cm" svg:width="1.635cm" svg:height="0.743cm" draw:z-index="81"><draw:object xlink:href="./Object 65" xlink:type="simple" xlink:show="embed" xlink:actuate="onLoad"/><draw:image xlink:href="./ObjectReplacements/Object 65" xlink:type="simple" xlink:show="embed" xlink:actuate="onLoad"/></draw:frame></text:p>
        </text:list-item>
        <text:list-item>
          <text:p text:style-name="P14"><draw:frame draw:style-name="fr1" draw:name="Object69" text:anchor-type="as-char" svg:y="0cm" svg:width="1.431cm" svg:height="0.743cm" draw:z-index="82"><draw:object xlink:href="./Object 66" xlink:type="simple" xlink:show="embed" xlink:actuate="onLoad"/><draw:image xlink:href="./ObjectReplacements/Object 66" xlink:type="simple" xlink:show="embed" xlink:actuate="onLoad"/></draw:frame></text:p>
        </text:list-item>
        <text:list-item>
          <text:p text:style-name="P14"><draw:frame draw:style-name="fr1" draw:name="Object71" text:anchor-type="as-char" svg:y="0cm" svg:width="1.004cm" svg:height="0.758cm" draw:z-index="10"><draw:object xlink:href="./Object 67" xlink:type="simple" xlink:show="embed" xlink:actuate="onLoad"/><draw:image xlink:href="./ObjectReplacements/Object 67" xlink:type="simple" xlink:show="embed" xlink:actuate="onLoad"/><svg:desc>formula</svg:desc></draw:frame></text:p>
        </text:list-item>
      </text:list>
      <text:h text:style-name="Heading_20_3" text:outline-level="3">Doorstrepen van symbolen: negaties</text:h>
      <text:h text:style-name="Heading_20_3" text:outline-level="3">Nieuwe symbolen</text:h>
      <text:h text:style-name="Heading_20_2" text:outline-level="2">Haken en vormschema's</text:h>
      <text:h text:style-name="Heading_20_3" text:outline-level="3">Soorten haken</text:h>
      <text:list xml:id="list32329785" text:style-name="L9">
        <text:list-item>
          <text:p text:style-name="P15"><draw:frame draw:style-name="fr1" draw:name="Object22" text:anchor-type="as-char" svg:y="0cm" svg:width="1.466cm" svg:height="0.758cm" draw:z-index="83"><draw:object xlink:href="./Object 68" xlink:type="simple" xlink:show="embed" xlink:actuate="onLoad"/><draw:image xlink:href="./ObjectReplacements/Object 68" xlink:type="simple" xlink:show="embed" xlink:actuate="onLoad"/></draw:frame></text:p>
        </text:list-item>
        <text:list-item>
          <text:p text:style-name="P15"><draw:frame draw:style-name="fr1" draw:name="Object86" text:anchor-type="as-char" svg:y="0cm" svg:width="1.393cm" svg:height="0.792cm" draw:z-index="84"><draw:object xlink:href="./Object 69" xlink:type="simple" xlink:show="embed" xlink:actuate="onLoad"/><draw:image xlink:href="./ObjectReplacements/Object 69" xlink:type="simple" xlink:show="embed" xlink:actuate="onLoad"/></draw:frame></text:p>
        </text:list-item>
        <text:list-item>
          <text:p text:style-name="P15"><draw:frame draw:style-name="fr1" draw:name="Object83" text:anchor-type="as-char" svg:y="0cm" svg:width="1.025cm" svg:height="0.792cm" draw:z-index="85"><draw:object xlink:href="./Object 70" xlink:type="simple" xlink:show="embed" xlink:actuate="onLoad"/><draw:image xlink:href="./ObjectReplacements/Object 70" xlink:type="simple" xlink:show="embed" xlink:actuate="onLoad"/></draw:frame></text:p>
        </text:list-item>
        <text:list-item>
          <text:p text:style-name="P15"><text:soft-page-break/><draw:frame draw:style-name="fr1" draw:name="Object84" text:anchor-type="as-char" svg:y="0cm" svg:width="1.15cm" svg:height="0.792cm" draw:z-index="86"><draw:object xlink:href="./Object 71" xlink:type="simple" xlink:show="embed" xlink:actuate="onLoad"/><draw:image xlink:href="./ObjectReplacements/Object 71" xlink:type="simple" xlink:show="embed" xlink:actuate="onLoad"/></draw:frame></text:p>
        </text:list-item>
        <text:list-item>
          <text:p text:style-name="P15"><draw:frame draw:style-name="fr1" draw:name="Object23" text:anchor-type="as-char" svg:y="0cm" svg:width="1.124cm" svg:height="0.792cm" draw:z-index="87"><draw:object xlink:href="./Object 72" xlink:type="simple" xlink:show="embed" xlink:actuate="onLoad"/><draw:image xlink:href="./ObjectReplacements/Object 72" xlink:type="simple" xlink:show="embed" xlink:actuate="onLoad"/></draw:frame></text:p>
        </text:list-item>
        <text:list-item>
          <text:p text:style-name="P15"><draw:frame draw:style-name="fr1" draw:name="Object24" text:anchor-type="as-char" svg:y="0cm" svg:width="2.057cm" svg:height="0.758cm" draw:z-index="88"><draw:object xlink:href="./Object 73" xlink:type="simple" xlink:show="embed" xlink:actuate="onLoad"/><draw:image xlink:href="./ObjectReplacements/Object 73" xlink:type="simple" xlink:show="embed" xlink:actuate="onLoad"/></draw:frame></text:p>
        </text:list-item>
        <text:list-item>
          <text:p text:style-name="P15"><draw:frame draw:style-name="fr1" draw:name="Object82" text:anchor-type="as-char" svg:y="0cm" svg:width="1.919cm" svg:height="0.758cm" draw:z-index="89"><draw:object xlink:href="./Object 74" xlink:type="simple" xlink:show="embed" xlink:actuate="onLoad"/><draw:image xlink:href="./ObjectReplacements/Object 74" xlink:type="simple" xlink:show="embed" xlink:actuate="onLoad"/></draw:frame></text:p>
        </text:list-item>
        <text:list-item>
          <text:p text:style-name="P15"><draw:frame draw:style-name="fr2" draw:name="Object79" text:anchor-type="as-char" svg:y="0cm" svg:width="1.79cm" svg:height="0.758cm" draw:z-index="90"><draw:object xlink:href="./Object 75" xlink:type="simple" xlink:show="embed" xlink:actuate="onLoad"/><draw:image xlink:href="./ObjectReplacements/Object 75" xlink:type="simple" xlink:show="embed" xlink:actuate="onLoad"/></draw:frame></text:p>
        </text:list-item>
        <text:list-item>
          <text:p text:style-name="P15"><draw:frame draw:style-name="fr2" draw:name="Object80" text:anchor-type="as-char" svg:y="0cm" svg:width="1.355cm" svg:height="0.758cm" draw:z-index="11"><draw:object xlink:href="./Object 76" xlink:type="simple" xlink:show="embed" xlink:actuate="onLoad"/><draw:image xlink:href="./ObjectReplacements/Object 76" xlink:type="simple" xlink:show="embed" xlink:actuate="onLoad"/><svg:desc>formula</svg:desc></draw:frame></text:p>
        </text:list-item>
      </text:list>
      <text:h text:style-name="Heading_20_3" text:outline-level="3">Vormschema's,</text:h>
      <text:list xml:id="list32317488" text:style-name="L10">
        <text:list-item>
          <text:p text:style-name="P1"><draw:frame draw:style-name="fr1" draw:name="Object25" text:anchor-type="as-char" svg:y="0cm" svg:width="2.688cm" svg:height="1.328cm" draw:z-index="117"><draw:object xlink:href="./Object 77" xlink:type="simple" xlink:show="embed" xlink:actuate="onLoad"/><draw:image xlink:href="./ObjectReplacements/Object 77" xlink:type="simple" xlink:show="embed" xlink:actuate="onLoad"/></draw:frame></text:p>
        </text:list-item>
        <text:list-item>
          <text:p text:style-name="P1"><draw:frame draw:style-name="fr1" draw:name="Object81" text:anchor-type="as-char" svg:y="0cm" svg:width="4.015cm" svg:height="1.408cm" draw:z-index="118"><draw:object xlink:href="./Object 78" xlink:type="simple" xlink:show="embed" xlink:actuate="onLoad"/><draw:image xlink:href="./ObjectReplacements/Object 78" xlink:type="simple" xlink:show="embed" xlink:actuate="onLoad"/></draw:frame></text:p>
        </text:list-item>
        <text:list-item>
          <text:p text:style-name="P1"><draw:frame draw:style-name="fr1" draw:name="Object85" text:anchor-type="as-char" svg:y="0cm" svg:width="1.767cm" svg:height="1.386cm" draw:z-index="12"><draw:object xlink:href="./Object 79" xlink:type="simple" xlink:show="embed" xlink:actuate="onLoad"/><draw:image xlink:href="./ObjectReplacements/Object 79" xlink:type="simple" xlink:show="embed" xlink:actuate="onLoad"/><svg:desc>formula</svg:desc></draw:frame></text:p>
        </text:list-item>
      </text:list>
      <text:h text:style-name="Heading_20_2" text:outline-level="2">Breuken</text:h>
      <text:h text:style-name="Heading_20_3" text:outline-level="3">Teller en noemer zijn natuurlijke getallen</text:h>
      <text:list xml:id="list32327022" text:style-name="L11">
        <text:list-item>
          <text:p text:style-name="P2"><draw:frame draw:style-name="fr1" draw:name="Object93" text:anchor-type="as-char" svg:y="0cm" svg:width="5.001cm" svg:height="1.274cm" draw:z-index="13"><draw:object xlink:href="./Object 80" xlink:type="simple" xlink:show="embed" xlink:actuate="onLoad"/><draw:image xlink:href="./ObjectReplacements/Object 80" xlink:type="simple" xlink:show="embed" xlink:actuate="onLoad"/><svg:desc>formula</svg:desc></draw:frame></text:p>
        </text:list-item>
      </text:list>
      <text:h text:style-name="Heading_20_3" text:outline-level="3">Algemene notatie (teller en noemer zijn geen natuurlijke getallen)</text:h>
      <text:list xml:id="list32334290" text:style-name="L12">
        <text:list-item>
          <text:p text:style-name="P16"><draw:frame draw:style-name="fr1" draw:name="Object87" text:anchor-type="as-char" svg:y="0cm" svg:width="1.783cm" svg:height="1.274cm" draw:z-index="115"><draw:object xlink:href="./Object 81" xlink:type="simple" xlink:show="embed" xlink:actuate="onLoad"/><draw:image xlink:href="./ObjectReplacements/Object 81" xlink:type="simple" xlink:show="embed" xlink:actuate="onLoad"/></draw:frame></text:p>
        </text:list-item>
        <text:list-item>
          <text:p text:style-name="P16"><draw:frame draw:style-name="fr1" draw:name="Object88" text:anchor-type="as-char" svg:y="0cm" svg:width="1.584cm" svg:height="1.274cm" draw:z-index="116"><draw:object xlink:href="./Object 82" xlink:type="simple" xlink:show="embed" xlink:actuate="onLoad"/><draw:image xlink:href="./ObjectReplacements/Object 82" xlink:type="simple" xlink:show="embed" xlink:actuate="onLoad"/></draw:frame></text:p>
        </text:list-item>
        <text:list-item>
          <text:p text:style-name="P16"><draw:frame draw:style-name="fr1" draw:name="Object89" text:anchor-type="as-char" svg:y="0cm" svg:width="1.801cm" svg:height="1.274cm" draw:z-index="14"><draw:object xlink:href="./Object 83" xlink:type="simple" xlink:show="embed" xlink:actuate="onLoad"/><draw:image xlink:href="./ObjectReplacements/Object 83" xlink:type="simple" xlink:show="embed" xlink:actuate="onLoad"/><svg:desc>formula</svg:desc></draw:frame></text:p>
        </text:list-item>
      </text:list>
      <text:h text:style-name="Heading_20_3" text:outline-level="3"><text:soft-page-break/>Samengestelde breuken</text:h>
      <text:list xml:id="list32327171" text:style-name="L13">
        <text:list-item>
          <text:p text:style-name="P3"><draw:frame draw:style-name="fr1" draw:name="Object90" text:anchor-type="as-char" svg:y="0cm" svg:width="2.752cm" svg:height="2.335cm" draw:z-index="15"><draw:object xlink:href="./Object 84" xlink:type="simple" xlink:show="embed" xlink:actuate="onLoad"/><draw:image xlink:href="./ObjectReplacements/Object 84" xlink:type="simple" xlink:show="embed" xlink:actuate="onLoad"/><svg:desc>formula</svg:desc></draw:frame></text:p>
        </text:list-item>
      </text:list>
      <text:h text:style-name="Heading_20_3" text:outline-level="3">Procent en promille</text:h>
      <text:list xml:id="list32314444" text:style-name="L14">
        <text:list-item>
          <text:p text:style-name="P4"><draw:frame draw:style-name="fr1" draw:name="Object91" text:anchor-type="as-char" svg:y="0cm" svg:width="0.834cm" svg:height="0.743cm" draw:z-index="114"><draw:object xlink:href="./Object 85" xlink:type="simple" xlink:show="embed" xlink:actuate="onLoad"/><draw:image xlink:href="./ObjectReplacements/Object 85" xlink:type="simple" xlink:show="embed" xlink:actuate="onLoad"/></draw:frame></text:p>
        </text:list-item>
        <text:list-item>
          <text:p text:style-name="P4"><draw:frame draw:style-name="fr1" draw:name="Object92" text:anchor-type="as-char" svg:y="0cm" svg:width="0.907cm" svg:height="0.743cm" draw:z-index="16"><draw:object xlink:href="./Object 86" xlink:type="simple" xlink:show="embed" xlink:actuate="onLoad"/><draw:image xlink:href="./ObjectReplacements/Object 86" xlink:type="simple" xlink:show="embed" xlink:actuate="onLoad"/><svg:desc>formula</svg:desc></draw:frame></text:p>
        </text:list-item>
      </text:list>
      <text:h text:style-name="Heading_20_2" text:outline-level="2">Exponenten en indices</text:h>
      <text:h text:style-name="Heading_20_3" text:outline-level="3">Ingangen</text:h>
      <text:list xml:id="list32310294" text:style-name="L15">
        <text:list-item>
          <text:p text:style-name="P5"><draw:frame draw:style-name="fr1" draw:name="Object94" text:anchor-type="as-char" svg:y="0cm" svg:width="0.854cm" svg:height="0.803cm" draw:z-index="91"><draw:object xlink:href="./Object 87" xlink:type="simple" xlink:show="embed" xlink:actuate="onLoad"/><draw:image xlink:href="./ObjectReplacements/Object 87" xlink:type="simple" xlink:show="embed" xlink:actuate="onLoad"/></draw:frame></text:p>
        </text:list-item>
        <text:list-item>
          <text:p text:style-name="P5"><draw:frame draw:style-name="fr1" draw:name="Object95" text:anchor-type="as-char" svg:y="0cm" svg:width="0.854cm" svg:height="0.806cm" draw:z-index="92"><draw:object xlink:href="./Object 88" xlink:type="simple" xlink:show="embed" xlink:actuate="onLoad"/><draw:image xlink:href="./ObjectReplacements/Object 88" xlink:type="simple" xlink:show="embed" xlink:actuate="onLoad"/></draw:frame></text:p>
        </text:list-item>
        <text:list-item>
          <text:p text:style-name="P5"><draw:frame draw:style-name="fr1" draw:name="Object96" text:anchor-type="as-char" svg:y="0cm" svg:width="0.84cm" svg:height="0.803cm" draw:z-index="93"><draw:object xlink:href="./Object 89" xlink:type="simple" xlink:show="embed" xlink:actuate="onLoad"/><draw:image xlink:href="./ObjectReplacements/Object 89" xlink:type="simple" xlink:show="embed" xlink:actuate="onLoad"/></draw:frame></text:p>
        </text:list-item>
        <text:list-item>
          <text:p text:style-name="P5"><draw:frame draw:style-name="fr1" draw:name="Object97" text:anchor-type="as-char" svg:y="0cm" svg:width="0.84cm" svg:height="0.806cm" draw:z-index="94"><draw:object xlink:href="./Object 90" xlink:type="simple" xlink:show="embed" xlink:actuate="onLoad"/><draw:image xlink:href="./ObjectReplacements/Object 90" xlink:type="simple" xlink:show="embed" xlink:actuate="onLoad"/></draw:frame></text:p>
        </text:list-item>
        <text:list-item>
          <text:p text:style-name="P5"><draw:frame draw:style-name="fr1" draw:name="Object98" text:anchor-type="as-char" svg:y="0cm" svg:width="0.702cm" svg:height="1.023cm" draw:z-index="95"><draw:object xlink:href="./Object 91" xlink:type="simple" xlink:show="embed" xlink:actuate="onLoad"/><draw:image xlink:href="./ObjectReplacements/Object 91" xlink:type="simple" xlink:show="embed" xlink:actuate="onLoad"/></draw:frame></text:p>
        </text:list-item>
        <text:list-item>
          <text:p text:style-name="P5"><draw:frame draw:style-name="fr1" draw:name="Object99" text:anchor-type="as-char" svg:y="0cm" svg:width="0.702cm" svg:height="1.023cm" draw:z-index="96"><draw:object xlink:href="./Object 92" xlink:type="simple" xlink:show="embed" xlink:actuate="onLoad"/><draw:image xlink:href="./ObjectReplacements/Object 92" xlink:type="simple" xlink:show="embed" xlink:actuate="onLoad"/></draw:frame></text:p>
        </text:list-item>
        <text:list-item>
          <text:p text:style-name="P5"><draw:frame draw:style-name="fr1" draw:name="Object104" text:anchor-type="as-char" svg:y="0cm" svg:width="1.05cm" svg:height="0.806cm" draw:z-index="97"><draw:object xlink:href="./Object 93" xlink:type="simple" xlink:show="embed" xlink:actuate="onLoad"/><draw:image xlink:href="./ObjectReplacements/Object 93" xlink:type="simple" xlink:show="embed" xlink:actuate="onLoad"/></draw:frame></text:p>
        </text:list-item>
        <text:list-item>
          <text:p text:style-name="P5"><draw:frame draw:style-name="fr1" draw:name="Object108" text:anchor-type="as-char" svg:y="0cm" svg:width="1.051cm" svg:height="0.806cm" draw:z-index="98"><draw:object xlink:href="./Object 94" xlink:type="simple" xlink:show="embed" xlink:actuate="onLoad"/><draw:image xlink:href="./ObjectReplacements/Object 94" xlink:type="simple" xlink:show="embed" xlink:actuate="onLoad"/></draw:frame></text:p>
        </text:list-item>
        <text:list-item>
          <text:p text:style-name="P5"><draw:frame draw:style-name="fr1" draw:name="Object109" text:anchor-type="as-char" svg:y="0cm" svg:width="1.053cm" svg:height="0.806cm" draw:z-index="99"><draw:object xlink:href="./Object 95" xlink:type="simple" xlink:show="embed" xlink:actuate="onLoad"/><draw:image xlink:href="./ObjectReplacements/Object 95" xlink:type="simple" xlink:show="embed" xlink:actuate="onLoad"/></draw:frame></text:p>
        </text:list-item>
        <text:list-item>
          <text:p text:style-name="P5"><draw:frame draw:style-name="fr2" draw:name="Object139" text:anchor-type="as-char" svg:y="0cm" svg:width="0.841cm" svg:height="1.087cm" draw:z-index="100"><draw:object xlink:href="./Object 96" xlink:type="simple" xlink:show="embed" xlink:actuate="onLoad"/><draw:image xlink:href="./ObjectReplacements/Object 96" xlink:type="simple" xlink:show="embed" xlink:actuate="onLoad"/></draw:frame></text:p>
        </text:list-item>
        <text:list-item>
          <text:p text:style-name="P5"><text:soft-page-break/><draw:frame draw:style-name="fr1" draw:name="Object140" text:anchor-type="as-char" svg:y="0cm" svg:width="0.841cm" svg:height="1.087cm" draw:z-index="101"><draw:object xlink:href="./Object 97" xlink:type="simple" xlink:show="embed" xlink:actuate="onLoad"/><draw:image xlink:href="./ObjectReplacements/Object 97" xlink:type="simple" xlink:show="embed" xlink:actuate="onLoad"/></draw:frame></text:p>
        </text:list-item>
        <text:list-item>
          <text:p text:style-name="P5"><draw:frame draw:style-name="fr1" draw:name="Object141" text:anchor-type="as-char" svg:y="0cm" svg:width="1.222cm" svg:height="0.866cm" draw:z-index="113"><draw:object xlink:href="./Object 98" xlink:type="simple" xlink:show="embed" xlink:actuate="onLoad"/><draw:image xlink:href="./ObjectReplacements/Object 98" xlink:type="simple" xlink:show="embed" xlink:actuate="onLoad"/></draw:frame></text:p>
        </text:list-item>
        <text:list-item>
          <text:p text:style-name="P5"><draw:frame draw:style-name="fr1" draw:name="Object142" text:anchor-type="as-char" svg:y="0cm" svg:width="1.222cm" svg:height="0.866cm" draw:z-index="17"><draw:object xlink:href="./Object 99" xlink:type="simple" xlink:show="embed" xlink:actuate="onLoad"/><draw:image xlink:href="./ObjectReplacements/Object 99" xlink:type="simple" xlink:show="embed" xlink:actuate="onLoad"/><svg:desc>formula</svg:desc></draw:frame></text:p>
        </text:list-item>
      </text:list>
      <text:h text:style-name="Heading_20_3" text:outline-level="3">Opbouw</text:h>
      <text:list xml:id="list32310079" text:style-name="L16">
        <text:list-item>
          <text:p text:style-name="P6"><draw:frame draw:style-name="fr1" draw:name="Object100" text:anchor-type="as-char" svg:y="0cm" svg:width="1.139cm" svg:height="0.803cm" draw:z-index="102"><draw:object xlink:href="./Object 100" xlink:type="simple" xlink:show="embed" xlink:actuate="onLoad"/><draw:image xlink:href="./ObjectReplacements/Object 100" xlink:type="simple" xlink:show="embed" xlink:actuate="onLoad"/></draw:frame></text:p>
        </text:list-item>
        <text:list-item>
          <text:p text:style-name="P6"><draw:frame draw:style-name="fr1" draw:name="Object101" text:anchor-type="as-char" svg:y="0cm" svg:width="1.439cm" svg:height="0.806cm" draw:z-index="103"><draw:object xlink:href="./Object 101" xlink:type="simple" xlink:show="embed" xlink:actuate="onLoad"/><draw:image xlink:href="./ObjectReplacements/Object 101" xlink:type="simple" xlink:show="embed" xlink:actuate="onLoad"/></draw:frame></text:p>
        </text:list-item>
        <text:list-item>
          <text:p text:style-name="P6"><draw:frame draw:style-name="fr1" draw:name="Object102" text:anchor-type="as-char" svg:y="0cm" svg:width="0.854cm" svg:height="0.866cm" draw:z-index="104"><draw:object xlink:href="./Object 102" xlink:type="simple" xlink:show="embed" xlink:actuate="onLoad"/><draw:image xlink:href="./ObjectReplacements/Object 102" xlink:type="simple" xlink:show="embed" xlink:actuate="onLoad"/></draw:frame></text:p>
        </text:list-item>
        <text:list-item>
          <text:p text:style-name="P6"><draw:frame draw:style-name="fr1" draw:name="Object103" text:anchor-type="as-char" svg:y="0cm" svg:width="0.986cm" svg:height="0.866cm" draw:z-index="105"><draw:object xlink:href="./Object 103" xlink:type="simple" xlink:show="embed" xlink:actuate="onLoad"/><draw:image xlink:href="./ObjectReplacements/Object 103" xlink:type="simple" xlink:show="embed" xlink:actuate="onLoad"/></draw:frame></text:p>
        </text:list-item>
        <text:list-item>
          <text:p text:style-name="P6"><draw:frame draw:style-name="fr1" draw:name="Object105" text:anchor-type="as-char" svg:y="0cm" svg:width="1.33cm" svg:height="0.866cm" draw:z-index="106"><draw:object xlink:href="./Object 104" xlink:type="simple" xlink:show="embed" xlink:actuate="onLoad"/><draw:image xlink:href="./ObjectReplacements/Object 104" xlink:type="simple" xlink:show="embed" xlink:actuate="onLoad"/></draw:frame></text:p>
        </text:list-item>
        <text:list-item>
          <text:p text:style-name="P6"><draw:frame draw:style-name="fr1" draw:name="Object106" text:anchor-type="as-char" svg:y="0cm" svg:width="1.958cm" svg:height="0.866cm" draw:z-index="107"><draw:object xlink:href="./Object 105" xlink:type="simple" xlink:show="embed" xlink:actuate="onLoad"/><draw:image xlink:href="./ObjectReplacements/Object 105" xlink:type="simple" xlink:show="embed" xlink:actuate="onLoad"/></draw:frame></text:p>
        </text:list-item>
        <text:list-item>
          <text:p text:style-name="P6"><draw:frame draw:style-name="fr1" draw:name="Object107" text:anchor-type="as-char" svg:y="0cm" svg:width="1.076cm" svg:height="1.088cm" draw:z-index="108"><draw:object xlink:href="./Object 106" xlink:type="simple" xlink:show="embed" xlink:actuate="onLoad"/><draw:image xlink:href="./ObjectReplacements/Object 106" xlink:type="simple" xlink:show="embed" xlink:actuate="onLoad"/></draw:frame></text:p>
        </text:list-item>
        <text:list-item>
          <text:p text:style-name="P6"><draw:frame draw:style-name="fr1" draw:name="Object143" text:anchor-type="as-char" svg:y="0cm" svg:width="1.191cm" svg:height="1.088cm" draw:z-index="109"><draw:object xlink:href="./Object 107" xlink:type="simple" xlink:show="embed" xlink:actuate="onLoad"/><draw:image xlink:href="./ObjectReplacements/Object 107" xlink:type="simple" xlink:show="embed" xlink:actuate="onLoad"/></draw:frame></text:p>
        </text:list-item>
        <text:list-item>
          <text:p text:style-name="P6"><draw:frame draw:style-name="fr1" draw:name="Object110" text:anchor-type="as-char" svg:y="0cm" svg:width="1.219cm" svg:height="0.866cm" draw:z-index="110"><draw:object xlink:href="./Object 108" xlink:type="simple" xlink:show="embed" xlink:actuate="onLoad"/><draw:image xlink:href="./ObjectReplacements/Object 108" xlink:type="simple" xlink:show="embed" xlink:actuate="onLoad"/></draw:frame></text:p>
        </text:list-item>
        <text:list-item>
          <text:p text:style-name="P6"><draw:frame draw:style-name="fr1" draw:name="Object111" text:anchor-type="as-char" svg:y="0cm" svg:width="1.882cm" svg:height="0.841cm" draw:z-index="111"><draw:object xlink:href="./Object 109" xlink:type="simple" xlink:show="embed" xlink:actuate="onLoad"/><draw:image xlink:href="./ObjectReplacements/Object 109" xlink:type="simple" xlink:show="embed" xlink:actuate="onLoad"/></draw:frame></text:p>
        </text:list-item>
        <text:list-item>
          <text:p text:style-name="P6"><draw:frame draw:style-name="fr1" draw:name="Object112" text:anchor-type="as-char" svg:y="0cm" svg:width="4.161cm" svg:height="0.866cm" draw:z-index="112"><draw:object xlink:href="./Object 110" xlink:type="simple" xlink:show="embed" xlink:actuate="onLoad"/><draw:image xlink:href="./ObjectReplacements/Object 110" xlink:type="simple" xlink:show="embed" xlink:actuate="onLoad"/></draw:frame></text:p>
        </text:list-item>
        <text:list-item>
          <text:p text:style-name="P6"><draw:frame draw:style-name="fr1" draw:name="Object113" text:anchor-type="as-char" svg:y="0cm" svg:width="1.787cm" svg:height="1.397cm" draw:z-index="18"><draw:object xlink:href="./Object 111" xlink:type="simple" xlink:show="embed" xlink:actuate="onLoad"/><draw:image xlink:href="./ObjectReplacements/Object 111" xlink:type="simple" xlink:show="embed" xlink:actuate="onLoad"/><svg:desc>formula</svg:desc></draw:frame></text:p>
        </text:list-item>
      </text:list>
      <text:h text:style-name="Heading_20_2" text:outline-level="2"><text:soft-page-break/>Speciale indices (markeringen)</text:h>
      <text:h text:style-name="Heading_20_3" text:outline-level="3">Markeringen</text:h>
      <text:h text:style-name="Heading_20_3" text:outline-level="3">Accenten en vectoren</text:h>
      <text:h text:style-name="Heading_20_2" text:outline-level="2">Lijnvormen</text:h>
      <text:h text:style-name="Heading_20_2" text:outline-level="2">Wortelvormen</text:h>
      <text:list xml:id="list32325369" text:style-name="L17">
        <text:list-item>
          <text:p text:style-name="P17"><draw:frame draw:style-name="fr1" draw:name="Object144" text:anchor-type="as-char" svg:y="0cm" svg:width="0.963cm" svg:height="0.822cm" draw:z-index="32"><draw:object xlink:href="./Object 112" xlink:type="simple" xlink:show="embed" xlink:actuate="onLoad"/><draw:image xlink:href="./ObjectReplacements/Object 112" xlink:type="simple" xlink:show="embed" xlink:actuate="onLoad"/></draw:frame></text:p>
        </text:list-item>
        <text:list-item>
          <text:p text:style-name="P17"><draw:frame draw:style-name="fr1" draw:name="Object123" text:anchor-type="as-char" svg:y="0cm" svg:width="1.637cm" svg:height="1.362cm" draw:z-index="33"><draw:object xlink:href="./Object 113" xlink:type="simple" xlink:show="embed" xlink:actuate="onLoad"/><draw:image xlink:href="./ObjectReplacements/Object 113" xlink:type="simple" xlink:show="embed" xlink:actuate="onLoad"/></draw:frame></text:p>
        </text:list-item>
        <text:list-item>
          <text:p text:style-name="P17"><draw:frame draw:style-name="fr1" draw:name="Object124" text:anchor-type="as-char" svg:y="0cm" svg:width="1.637cm" svg:height="1.362cm" draw:z-index="34"><draw:object xlink:href="./Object 114" xlink:type="simple" xlink:show="embed" xlink:actuate="onLoad"/><draw:image xlink:href="./ObjectReplacements/Object 114" xlink:type="simple" xlink:show="embed" xlink:actuate="onLoad"/></draw:frame></text:p>
        </text:list-item>
        <text:list-item>
          <text:p text:style-name="P17"><draw:frame draw:style-name="fr1" draw:name="Object125" text:anchor-type="as-char" svg:y="0cm" svg:width="3.572cm" svg:height="0.822cm" draw:z-index="36"><draw:object xlink:href="./Object 115" xlink:type="simple" xlink:show="embed" xlink:actuate="onLoad"/><draw:image xlink:href="./ObjectReplacements/Object 115" xlink:type="simple" xlink:show="embed" xlink:actuate="onLoad"/></draw:frame></text:p>
        </text:list-item>
        <text:list-item>
          <text:p text:style-name="P17"><draw:frame draw:style-name="fr1" draw:name="Object135" text:anchor-type="as-char" svg:y="0cm" svg:width="1.6cm" svg:height="0.852cm" draw:z-index="37"><draw:object xlink:href="./Object 116" xlink:type="simple" xlink:show="embed" xlink:actuate="onLoad"/><draw:image xlink:href="./ObjectReplacements/Object 116" xlink:type="simple" xlink:show="embed" xlink:actuate="onLoad"/></draw:frame></text:p>
        </text:list-item>
        <text:list-item>
          <text:p text:style-name="P17"><draw:frame draw:style-name="fr1" draw:name="Object136" text:anchor-type="as-char" svg:y="0cm" svg:width="1.833cm" svg:height="0.852cm" draw:z-index="38"><draw:object xlink:href="./Object 117" xlink:type="simple" xlink:show="embed" xlink:actuate="onLoad"/><draw:image xlink:href="./ObjectReplacements/Object 117" xlink:type="simple" xlink:show="embed" xlink:actuate="onLoad"/></draw:frame></text:p>
        </text:list-item>
        <text:list-item>
          <text:p text:style-name="P17"><draw:frame draw:style-name="fr1" draw:name="Object137" text:anchor-type="as-char" svg:y="0cm" svg:width="1.842cm" svg:height="0.852cm" draw:z-index="39"><draw:object xlink:href="./Object 118" xlink:type="simple" xlink:show="embed" xlink:actuate="onLoad"/><draw:image xlink:href="./ObjectReplacements/Object 118" xlink:type="simple" xlink:show="embed" xlink:actuate="onLoad"/></draw:frame></text:p>
        </text:list-item>
        <text:list-item>
          <text:p text:style-name="P17"><draw:frame draw:style-name="fr1" draw:name="Object138" text:anchor-type="as-char" svg:y="0cm" svg:width="2.235cm" svg:height="1.443cm" draw:z-index="35"><draw:object xlink:href="./Object 119" xlink:type="simple" xlink:show="embed" xlink:actuate="onLoad"/><draw:image xlink:href="./ObjectReplacements/Object 119" xlink:type="simple" xlink:show="embed" xlink:actuate="onLoad"/><svg:desc>formula</svg:desc></draw:frame></text:p>
        </text:list-item>
      </text:list>
      <text:h text:style-name="Heading_20_2" text:outline-level="2">Afbreken van formules</text:h>
      <text:h text:style-name="Heading_20_2" text:outline-level="2">Meetkundig uitziende zwartschriftsymbolen</text:h>
      <text:h text:style-name="Heading_20_2" text:outline-level="2">Enkele symbolen uit de analyse</text:h>
      <text:h text:style-name="Heading_20_3" text:outline-level="3">Symbolen</text:h>
      <text:h text:style-name="Heading_20_3" text:outline-level="3">Voorbeelden</text:h>
      <text:h text:style-name="Heading_20_2" text:outline-level="2">Tabel der tekens</text:h>
      <text:h text:style-name="Heading_20_2" text:outline-level="2">Het Griekse alfab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margin-top="0.42cm" fo:margin-bottom="0.5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31cm"/>
      <style:text-properties fo:font-size="14pt" fo:font-style="normal"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319cm" fo:margin-bottom="0.31cm" style:page-number="auto"/>
      <style:text-properties fo:font-size="12pt" fo:font-style="italic"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suffix=". " style:num-format="I">
        <style:list-level-properties text:list-level-position-and-space-mode="label-alignment">
          <style:list-level-label-alignment text:label-followed-by="space" fo:text-indent="-1.016cm" fo:margin-left="1.016cm"/>
        </style:list-level-properties>
      </text:outline-level-style>
      <text:outline-level-style text:level="3" style:num-suffix=". "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rt Frees</meta:initial-creator>
    <meta:creation-date>2011-05-23T18:17:15.71</meta:creation-date>
    <dc:date>2011-08-05T13:17:07.33</dc:date>
    <dc:creator>Bert Frees</dc:creator>
    <meta:editing-duration>PT3H43M33S</meta:editing-duration>
    <meta:editing-cycles>24</meta:editing-cycles>
    <meta:generator>OpenOffice.org/3.3$Win32 OpenOffice.org_project/330m19$Build-9561</meta:generator>
    <meta:document-statistic meta:table-count="0" meta:image-count="0" meta:object-count="119" meta:page-count="8" meta:paragraph-count="157" meta:word-count="286" meta:character-count="1508"/>
    <meta:user-defined meta:name="[BRL]BraillePageNumbers" meta:value-type="boolean">false</meta:user-defined>
    <meta:user-defined meta:name="[BRL]BrintpageNumbersInToc" meta:value-type="boolean">false</meta:user-defined>
    <meta:user-defined meta:name="[BRL]HardPageBreaks" meta:value-type="boolean">false</meta:user-defined>
    <meta:user-defined meta:name="[BRL]PageSeparator" meta:value-type="boolean">false</meta:user-defined>
  </office:meta>
</office:document-meta>
</file>

<file path=Object 1/content.xml><?xml version="1.0" encoding="utf-8"?>
<math xmlns="http://www.w3.org/1998/Math/MathML">
  <semantics>
    <mrow>
      <mn>2</mn>
      <mi mathvariant="italic">ax</mi>
    </mrow>
    <annotation encoding="StarMath 5.0">2 ax</annotation>
  </semantics>
</math>
</file>

<file path=Object 10/content.xml><?xml version="1.0" encoding="utf-8"?>
<math xmlns="http://www.w3.org/1998/Math/MathML">
  <semantics>
    <mo stretchy="false">Π</mo>
    <annotation encoding="StarMath 5.0">%PI</annotation>
  </semantics>
</math>
</file>

<file path=Object 100/content.xml><?xml version="1.0" encoding="utf-8"?>
<math xmlns="http://www.w3.org/1998/Math/MathML">
  <semantics>
    <mrow>
      <msup>
        <mi>x</mi>
        <mn>2</mn>
      </msup>
      <mi>y</mi>
    </mrow>
    <annotation encoding="StarMath 5.0">x^2 y</annotation>
  </semantics>
</math>
</file>

<file path=Object 101/content.xml><?xml version="1.0" encoding="utf-8"?>
<math xmlns="http://www.w3.org/1998/Math/MathML">
  <semantics>
    <mrow>
      <msub>
        <mi>x</mi>
        <mn>1</mn>
      </msub>
      <mi>,</mi>
      <msub>
        <mi>x</mi>
        <mn>2</mn>
      </msub>
    </mrow>
    <annotation encoding="StarMath 5.0">x_1 , x_2</annotation>
  </semantics>
</math>
</file>

<file path=Object 102/content.xml><?xml version="1.0" encoding="utf-8"?>
<math xmlns="http://www.w3.org/1998/Math/MathML">
  <semantics>
    <msubsup>
      <mi>x</mi>
      <mn>2</mn>
      <mn>3</mn>
    </msubsup>
    <annotation encoding="StarMath 5.0">x_2^3</annotation>
  </semantics>
</math>
</file>

<file path=Object 103/content.xml><?xml version="1.0" encoding="utf-8"?>
<math xmlns="http://www.w3.org/1998/Math/MathML">
  <semantics>
    <msup>
      <msub>
        <mi>x</mi>
        <mn>2</mn>
      </msub>
      <mn>3</mn>
    </msup>
    <annotation encoding="StarMath 5.0">{x_2}^3</annotation>
  </semantics>
</math>
</file>

<file path=Object 104/content.xml><?xml version="1.0" encoding="utf-8"?>
<math xmlns="http://www.w3.org/1998/Math/MathML">
  <semantics>
    <mrow>
      <msub>
        <mi>x</mi>
        <mi>p</mi>
      </msub>
      <msup>
        <mi>y</mi>
        <mi>q</mi>
      </msup>
    </mrow>
    <annotation encoding="StarMath 5.0">x_p y^q</annotation>
  </semantics>
</math>
</file>

<file path=Object 105/content.xml><?xml version="1.0" encoding="utf-8"?>
<math xmlns="http://www.w3.org/1998/Math/MathML">
  <semantics>
    <mrow>
      <msub>
        <mi>a</mi>
        <mrow>
          <mi>n</mi>
          <mi mathvariant="normal">−</mi>
          <mn>1</mn>
        </mrow>
      </msub>
      <msup>
        <mi>x</mi>
        <mrow>
          <mi>n</mi>
          <mi mathvariant="normal">−</mi>
          <mn>1</mn>
        </mrow>
      </msup>
    </mrow>
    <annotation encoding="StarMath 5.0">a_{n-1} x^{n-1}</annotation>
  </semantics>
</math>
</file>

<file path=Object 106/content.xml><?xml version="1.0" encoding="utf-8"?>
<math xmlns="http://www.w3.org/1998/Math/MathML">
  <semantics>
    <msup>
      <mi>x</mi>
      <mrow>
        <mfrac>
          <mn>1</mn>
          <mn>2</mn>
        </mfrac>
        <mi>y</mi>
      </mrow>
    </msup>
    <annotation encoding="StarMath 5.0">x^{1 over 2 y }</annotation>
  </semantics>
</math>
</file>

<file path=Object 107/content.xml><?xml version="1.0" encoding="utf-8"?>
<math xmlns="http://www.w3.org/1998/Math/MathML">
  <semantics>
    <mrow>
      <msup>
        <mi>x</mi>
        <mfrac>
          <mn>1</mn>
          <mn>2</mn>
        </mfrac>
      </msup>
      <mi>y</mi>
    </mrow>
    <annotation encoding="StarMath 5.0">x^{1 over 2}y</annotation>
  </semantics>
</math>
</file>

<file path=Object 108/content.xml><?xml version="1.0" encoding="utf-8"?>
<math xmlns="http://www.w3.org/1998/Math/MathML">
  <semantics>
    <msubsup>
      <mi>a</mi>
      <mrow>
        <mi>x</mi>
        <mo stretchy="false">+</mo>
        <mi>y</mi>
      </mrow>
      <mi>z</mi>
    </msubsup>
    <annotation encoding="StarMath 5.0">a^z _{x+y}</annotation>
  </semantics>
</math>
</file>

<file path=Object 109/content.xml><?xml version="1.0" encoding="utf-8"?>
<math xmlns="http://www.w3.org/1998/Math/MathML">
  <semantics>
    <mrow>
      <msub>
        <mi>a</mi>
        <mrow>
          <msup>
            <mi>x</mi>
            <mn>2</mn>
          </msup>
          <mo stretchy="false">+</mo>
          <mi>y</mi>
        </mrow>
      </msub>
      <mo stretchy="false">+</mo>
      <mi>b</mi>
    </mrow>
    <annotation encoding="StarMath 5.0">a_{x^2+y}+b</annotation>
  </semantics>
</math>
</file>

<file path=Object 11/content.xml><?xml version="1.0" encoding="utf-8"?>
<math xmlns="http://www.w3.org/1998/Math/MathML">
  <semantics>
    <mi mathvariant="normal">ℕ</mi>
    <annotation encoding="StarMath 5.0">setN</annotation>
  </semantics>
</math>
</file>

<file path=Object 110/content.xml><?xml version="1.0" encoding="utf-8"?>
<math xmlns="http://www.w3.org/1998/Math/MathML">
  <semantics>
    <mrow>
      <msubsup>
        <mi>f</mi>
        <mi>i</mi>
        <mi>j</mi>
      </msubsup>
      <mrow>
        <mrow>
          <mo stretchy="false">(</mo>
          <mi>x</mi>
          <mo stretchy="false">)</mo>
        </mrow>
        <mi mathvariant="normal">=</mi>
        <msubsup>
          <mi>a</mi>
          <mi>i</mi>
          <mi>j</mi>
        </msubsup>
      </mrow>
      <mrow>
        <mo stretchy="false">(</mo>
        <mi>x</mi>
        <mo stretchy="false">)</mo>
      </mrow>
      <msubsup>
        <mi>a</mi>
        <mrow>
          <mi>i</mi>
          <mo stretchy="false">+</mo>
          <mn>1</mn>
        </mrow>
        <mrow>
          <mi>j</mi>
          <mo stretchy="false">+</mo>
          <mn>1</mn>
        </mrow>
      </msubsup>
      <mrow>
        <mo stretchy="false">(</mo>
        <mi>x</mi>
        <mo stretchy="false">)</mo>
      </mrow>
    </mrow>
    <annotation encoding="StarMath 5.0">f_i^j(x)=a^j_i(x)a^{j+1}_{i+1}(x)</annotation>
  </semantics>
</math>
</file>

<file path=Object 111/content.xml><?xml version="1.0" encoding="utf-8"?>
<math xmlns="http://www.w3.org/1998/Math/MathML">
  <semantics>
    <mfrac>
      <mi>t</mi>
      <mrow>
        <msubsup>
          <mi>x</mi>
          <mi>i</mi>
          <mi>m</mi>
        </msubsup>
        <mo stretchy="false">+</mo>
        <msubsup>
          <mi>x</mi>
          <mi>j</mi>
          <mi>m</mi>
        </msubsup>
      </mrow>
    </mfrac>
    <annotation encoding="StarMath 5.0">t over {x_i^m + x_j^m}</annotation>
  </semantics>
</math>
</file>

<file path=Object 112/content.xml><?xml version="1.0" encoding="utf-8"?>
<math xmlns="http://www.w3.org/1998/Math/MathML">
  <semantics>
    <mroot>
      <mi>a</mi>
    </mroot>
    <annotation encoding="StarMath 5.0">nroot {}{a}</annotation>
  </semantics>
</math>
</file>

<file path=Object 113/content.xml><?xml version="1.0" encoding="utf-8"?>
<math xmlns="http://www.w3.org/1998/Math/MathML">
  <semantics>
    <msqrt>
      <mrow>
        <mfrac>
          <mn>3</mn>
          <mn>4</mn>
        </mfrac>
        <mi mathvariant="normal">−</mi>
        <mn>2</mn>
      </mrow>
    </msqrt>
    <annotation encoding="StarMath 5.0">sqrt{3 over 4 -2}</annotation>
  </semantics>
</math>
</file>

<file path=Object 114/content.xml><?xml version="1.0" encoding="utf-8"?>
<math xmlns="http://www.w3.org/1998/Math/MathML">
  <semantics>
    <mrow>
      <msqrt>
        <mfrac>
          <mn>3</mn>
          <mn>4</mn>
        </mfrac>
      </msqrt>
      <mi mathvariant="normal">−</mi>
      <mn>2</mn>
    </mrow>
    <annotation encoding="StarMath 5.0">sqrt {3 over 4} -2</annotation>
  </semantics>
</math>
</file>

<file path=Object 115/content.xml><?xml version="1.0" encoding="utf-8"?>
<math xmlns="http://www.w3.org/1998/Math/MathML">
  <semantics>
    <mrow>
      <msqrt>
        <mrow>
          <mi mathvariant="italic">ab</mi>
          <msqrt>
            <mi>c</mi>
          </msqrt>
        </mrow>
      </msqrt>
      <mi mathvariant="normal">=</mi>
      <mrow>
        <msqrt>
          <mi mathvariant="italic">ab</mi>
        </msqrt>
        <mi mathvariant="normal">×</mi>
        <mroot>
          <mi>c</mi>
          <mn>4</mn>
        </mroot>
      </mrow>
    </mrow>
    <annotation encoding="StarMath 5.0">sqrt{ab sqrt c} = sqrt{ab} times nroot{4}{c} </annotation>
  </semantics>
</math>
</file>

<file path=Object 116/content.xml><?xml version="1.0" encoding="utf-8"?>
<math xmlns="http://www.w3.org/1998/Math/MathML">
  <semantics>
    <mroot>
      <msup>
        <mi>a</mi>
        <mrow>
          <mn>2n</mn>
          <mo stretchy="false">+</mo>
          <mn>4</mn>
        </mrow>
      </msup>
      <mn>6</mn>
    </mroot>
    <annotation encoding="StarMath 5.0">nroot 6 {a^{2n+4}}</annotation>
  </semantics>
</math>
</file>

<file path=Object 117/content.xml><?xml version="1.0" encoding="utf-8"?>
<math xmlns="http://www.w3.org/1998/Math/MathML">
  <semantics>
    <mrow>
      <mroot>
        <msup>
          <mi>a</mi>
          <mn>2n</mn>
        </msup>
        <mn>4</mn>
      </mroot>
      <mo stretchy="false">+</mo>
      <mn>4</mn>
    </mrow>
    <annotation encoding="StarMath 5.0">nroot 4 {a^{2n}} +4</annotation>
  </semantics>
</math>
</file>

<file path=Object 118/content.xml><?xml version="1.0" encoding="utf-8"?>
<math xmlns="http://www.w3.org/1998/Math/MathML">
  <semantics>
    <mroot>
      <mrow>
        <msup>
          <mi>a</mi>
          <mn>2n</mn>
        </msup>
        <mo stretchy="false">+</mo>
        <mn>4</mn>
      </mrow>
      <mi>p</mi>
    </mroot>
    <annotation encoding="StarMath 5.0">nroot p {a^{2n}+4}</annotation>
  </semantics>
</math>
</file>

<file path=Object 119/content.xml><?xml version="1.0" encoding="utf-8"?>
<math xmlns="http://www.w3.org/1998/Math/MathML">
  <semantics>
    <mfrac>
      <mi>t</mi>
      <mrow>
        <msqrt>
          <msubsup>
            <mi>a</mi>
            <mi>p</mi>
            <mi>n</mi>
          </msubsup>
        </msqrt>
        <mo stretchy="false">+</mo>
        <msqrt>
          <msubsup>
            <mi>a</mi>
            <mi>q</mi>
            <mi>n</mi>
          </msubsup>
        </msqrt>
      </mrow>
    </mfrac>
    <annotation encoding="StarMath 5.0">t over {sqrt{a^n_p}+sqrt{a^n_q}}</annotation>
  </semantics>
</math>
</file>

<file path=Object 12/content.xml><?xml version="1.0" encoding="utf-8"?>
<math xmlns="http://www.w3.org/1998/Math/MathML">
  <semantics>
    <mi mathvariant="normal">ℤ</mi>
    <annotation encoding="StarMath 5.0">setZ
</annotation>
  </semantics>
</math>
</file>

<file path=Object 13/content.xml><?xml version="1.0" encoding="utf-8"?>
<math xmlns="http://www.w3.org/1998/Math/MathML">
  <semantics>
    <mi mathvariant="normal">ℚ</mi>
    <annotation encoding="StarMath 5.0">setQ</annotation>
  </semantics>
</math>
</file>

<file path=Object 14/content.xml><?xml version="1.0" encoding="utf-8"?>
<math xmlns="http://www.w3.org/1998/Math/MathML">
  <semantics>
    <mi mathvariant="normal">ℝ</mi>
    <annotation encoding="StarMath 5.0">setR</annotation>
  </semantics>
</math>
</file>

<file path=Object 15/content.xml><?xml version="1.0" encoding="utf-8"?>
<math xmlns="http://www.w3.org/1998/Math/MathML">
  <semantics>
    <mi mathvariant="normal">ℂ</mi>
    <annotation encoding="StarMath 5.0">setC</annotation>
  </semantics>
</math>
</file>

<file path=Object 16/content.xml><?xml version="1.0" encoding="utf-8"?>
<math xmlns="http://www.w3.org/1998/Math/MathML">
  <semantics>
    <mi mathvariant="normal">∀</mi>
    <annotation encoding="StarMath 5.0">forall</annotation>
  </semantics>
</math>
</file>

<file path=Object 17/content.xml><?xml version="1.0" encoding="utf-8"?>
<math xmlns="http://www.w3.org/1998/Math/MathML">
  <semantics>
    <mi mathvariant="normal">∃</mi>
    <annotation encoding="StarMath 5.0">exists</annotation>
  </semantics>
</math>
</file>

<file path=Object 18/content.xml><?xml version="1.0" encoding="utf-8"?>
<math xmlns="http://www.w3.org/1998/Math/MathML">
  <semantics>
    <mi mathvariant="normal">ℜ</mi>
    <annotation encoding="StarMath 5.0">Re </annotation>
  </semantics>
</math>
</file>

<file path=Object 19/content.xml><?xml version="1.0" encoding="utf-8"?>
<math xmlns="http://www.w3.org/1998/Math/MathML">
  <semantics>
    <mi mathvariant="normal">∞</mi>
    <annotation encoding="StarMath 5.0">infinity </annotation>
  </semantics>
</math>
</file>

<file path=Object 2/content.xml><?xml version="1.0" encoding="utf-8"?>
<math xmlns="http://www.w3.org/1998/Math/MathML">
  <semantics>
    <mrow>
      <mn>2</mn>
      <mi mathvariant="italic">xa</mi>
    </mrow>
    <annotation encoding="StarMath 5.0">2 xa</annotation>
  </semantics>
</math>
</file>

<file path=Object 20/content.xml><?xml version="1.0" encoding="utf-8"?>
<math xmlns="http://www.w3.org/1998/Math/MathML">
  <semantics>
    <mrow>
      <mi>z</mi>
      <mrow>
        <mo stretchy="false">(</mo>
        <mrow>
          <mi>cos</mi>
          <mo stretchy="false">α</mo>
          <mi>,</mi>
          <mi>sin</mi>
          <mo stretchy="false">α</mo>
        </mrow>
        <mo stretchy="false">)</mo>
      </mrow>
    </mrow>
    <annotation encoding="StarMath 5.0">z(cos %alpha, sin %alpha)</annotation>
  </semantics>
</math>
</file>

<file path=Object 21/content.xml><?xml version="1.0" encoding="utf-8"?>
<math xmlns="http://www.w3.org/1998/Math/MathML">
  <semantics>
    <mrow>
      <mtext>is</mtext>
      <mrow>
        <mrow>
          <mn>2</mn>
          <mo stretchy="false">+</mo>
          <mn>3</mn>
        </mrow>
        <mi mathvariant="normal">=</mi>
        <mn>5</mn>
      </mrow>
      <mtext>?</mtext>
    </mrow>
    <annotation encoding="StarMath 5.0">"is" 2 + 3 = 5 "?"</annotation>
  </semantics>
</math>
</file>

<file path=Object 22/content.xml><?xml version="1.0" encoding="utf-8"?>
<math xmlns="http://www.w3.org/1998/Math/MathML">
  <semantics>
    <mrow>
      <mn>3</mn>
      <mrow>
        <mi>!</mi>
        <mi mathvariant="normal">=</mi>
        <mrow>
          <mrow>
            <mn>1</mn>
            <mi mathvariant="normal">×</mi>
            <mn>2</mn>
          </mrow>
          <mi mathvariant="normal">×</mi>
          <mn>3</mn>
        </mrow>
      </mrow>
    </mrow>
    <annotation encoding="StarMath 5.0">3! = 1 times 2 times 3</annotation>
  </semantics>
</math>
</file>

<file path=Object 23/content.xml><?xml version="1.0" encoding="utf-8"?>
<math xmlns="http://www.w3.org/1998/Math/MathML">
  <semantics>
    <mrow>
      <mrow>
        <mn>3</mn>
        <mi mathvariant="normal">!</mi>
      </mrow>
      <mi mathvariant="normal">=</mi>
      <mrow>
        <mrow>
          <mn>1</mn>
          <mi mathvariant="normal">×</mi>
          <mn>2</mn>
        </mrow>
        <mi mathvariant="normal">×</mi>
        <mn>3</mn>
      </mrow>
    </mrow>
    <annotation encoding="StarMath 5.0">fact{3} = 1 times 2 times 3</annotation>
  </semantics>
</math>
</file>

<file path=Object 24/content.xml><?xml version="1.0" encoding="utf-8"?>
<math xmlns="http://www.w3.org/1998/Math/MathML">
  <semantics>
    <mrow>
      <mo stretchy="false">(</mo>
      <mrow>
        <mn>2,5</mn>
        <mi>;</mi>
        <mn>6,20</mn>
      </mrow>
      <mo stretchy="false">)</mo>
    </mrow>
    <annotation encoding="StarMath 5.0">(2,5; 6,20)</annotation>
  </semantics>
</math>
</file>

<file path=Object 25/content.xml><?xml version="1.0" encoding="utf-8"?>
<math xmlns="http://www.w3.org/1998/Math/MathML">
  <semantics>
    <mn>3.462,25</mn>
    <annotation encoding="StarMath 5.0">3.462,25</annotation>
  </semantics>
</math>
</file>

<file path=Object 26/content.xml><?xml version="1.0" encoding="utf-8"?>
<math xmlns="http://www.w3.org/1998/Math/MathML">
  <semantics>
    <mrow>
      <mi>a</mi>
      <mo stretchy="false">+</mo>
      <mi>b</mi>
    </mrow>
    <annotation encoding="StarMath 5.0">a+b</annotation>
  </semantics>
</math>
</file>

<file path=Object 27/content.xml><?xml version="1.0" encoding="utf-8"?>
<math xmlns="http://www.w3.org/1998/Math/MathML">
  <semantics>
    <mrow>
      <mo stretchy="false">α</mo>
      <mi mathvariant="normal">−</mi>
      <mo stretchy="false">β</mo>
    </mrow>
    <annotation encoding="StarMath 5.0">%alpha - %beta</annotation>
  </semantics>
</math>
</file>

<file path=Object 28/content.xml><?xml version="1.0" encoding="utf-8"?>
<math xmlns="http://www.w3.org/1998/Math/MathML">
  <semantics>
    <mrow>
      <mi mathvariant="normal">±</mi>
      <msqrt>
        <mn>2</mn>
      </msqrt>
    </mrow>
    <annotation encoding="StarMath 5.0">+-sqrt{2}  </annotation>
  </semantics>
</math>
</file>

<file path=Object 29/content.xml><?xml version="1.0" encoding="utf-8"?>
<math xmlns="http://www.w3.org/1998/Math/MathML">
  <semantics>
    <mrow>
      <mi>A</mi>
      <mi mathvariant="normal">×</mi>
      <mi>B</mi>
    </mrow>
    <annotation encoding="StarMath 5.0">A times B</annotation>
  </semantics>
</math>
</file>

<file path=Object 3/content.xml><?xml version="1.0" encoding="utf-8"?>
<math xmlns="http://www.w3.org/1998/Math/MathML">
  <semantics>
    <mrow>
      <mn>2</mn>
      <mi mathvariant="italic">Ax</mi>
    </mrow>
    <annotation encoding="StarMath 5.0">2 Ax</annotation>
  </semantics>
</math>
</file>

<file path=Object 30/content.xml><?xml version="1.0" encoding="utf-8"?>
<math xmlns="http://www.w3.org/1998/Math/MathML">
  <semantics>
    <mrow>
      <mi>A</mi>
      <mi mathvariant="normal">⋅</mi>
      <mi>B</mi>
    </mrow>
    <annotation encoding="StarMath 5.0">A cdot B</annotation>
  </semantics>
</math>
</file>

<file path=Object 31/content.xml><?xml version="1.0" encoding="utf-8"?>
<math xmlns="http://www.w3.org/1998/Math/MathML">
  <semantics>
    <mrow>
      <mi>x</mi>
      <mi mathvariant="normal">÷</mi>
      <mi>y</mi>
    </mrow>
    <annotation encoding="StarMath 5.0">x div y</annotation>
  </semantics>
</math>
</file>

<file path=Object 32/content.xml><?xml version="1.0" encoding="utf-8"?>
<math xmlns="http://www.w3.org/1998/Math/MathML">
  <semantics>
    <mrow>
      <mi>a</mi>
      <mi mathvariant="normal">∗</mi>
      <mi>b</mi>
    </mrow>
    <annotation encoding="StarMath 5.0">a*b</annotation>
  </semantics>
</math>
</file>

<file path=Object 33/content.xml><?xml version="1.0" encoding="utf-8"?>
<math xmlns="http://www.w3.org/1998/Math/MathML">
  <semantics>
    <mrow>
      <mo stretchy="false">α</mo>
      <mi mathvariant="normal">=</mi>
      <mo stretchy="false">β</mo>
    </mrow>
    <annotation encoding="StarMath 5.0">%alpha=%beta</annotation>
  </semantics>
</math>
</file>

<file path=Object 34/content.xml><?xml version="1.0" encoding="utf-8"?>
<math xmlns="http://www.w3.org/1998/Math/MathML">
  <semantics>
    <mrow>
      <mrow>
        <mi>y</mi>
        <mi mathvariant="normal">≡</mi>
        <mrow>
          <msup>
            <mi>x</mi>
            <mn>2</mn>
          </msup>
          <mo stretchy="false">+</mo>
          <mn>5</mn>
        </mrow>
      </mrow>
      <mi mathvariant="normal">=</mi>
      <mn>0</mn>
    </mrow>
    <annotation encoding="StarMath 5.0">y equiv x^2+5=0</annotation>
  </semantics>
</math>
</file>

<file path=Object 35/content.xml><?xml version="1.0" encoding="utf-8"?>
<math xmlns="http://www.w3.org/1998/Math/MathML">
  <semantics>
    <mrow>
      <mn>5</mn>
      <mo stretchy="false">&lt;</mo>
      <mn>6</mn>
    </mrow>
    <annotation encoding="StarMath 5.0">5&lt;6</annotation>
  </semantics>
</math>
</file>

<file path=Object 36/content.xml><?xml version="1.0" encoding="utf-8"?>
<math xmlns="http://www.w3.org/1998/Math/MathML">
  <semantics>
    <mrow>
      <mi>x</mi>
      <mo stretchy="false">≤</mo>
      <mi>y</mi>
    </mrow>
    <annotation encoding="StarMath 5.0">x leslant y</annotation>
  </semantics>
</math>
</file>

<file path=Object 37/content.xml><?xml version="1.0" encoding="utf-8"?>
<math xmlns="http://www.w3.org/1998/Math/MathML">
  <semantics>
    <mrow>
      <mi>x</mi>
      <mi mathvariant="normal">≤</mi>
      <mi>y</mi>
    </mrow>
    <annotation encoding="StarMath 5.0">x &lt;= y</annotation>
  </semantics>
</math>
</file>

<file path=Object 38/content.xml><?xml version="1.0" encoding="utf-8"?>
<math xmlns="http://www.w3.org/1998/Math/MathML">
  <semantics>
    <mrow>
      <mi>x</mi>
      <mo stretchy="false">≥</mo>
      <mi>y</mi>
    </mrow>
    <annotation encoding="StarMath 5.0">x geslant  y</annotation>
  </semantics>
</math>
</file>

<file path=Object 39/content.xml><?xml version="1.0" encoding="utf-8"?>
<math xmlns="http://www.w3.org/1998/Math/MathML">
  <semantics>
    <mrow>
      <mi>x</mi>
      <mi mathvariant="normal">≥</mi>
      <mi>y</mi>
    </mrow>
    <annotation encoding="StarMath 5.0">x &gt;= y</annotation>
  </semantics>
</math>
</file>

<file path=Object 4/content.xml><?xml version="1.0" encoding="utf-8"?>
<math xmlns="http://www.w3.org/1998/Math/MathML">
  <semantics>
    <mrow>
      <mi>sin</mi>
      <mi>a</mi>
    </mrow>
    <annotation encoding="StarMath 5.0">sin a</annotation>
  </semantics>
</math>
</file>

<file path=Object 40/content.xml><?xml version="1.0" encoding="utf-8"?>
<math xmlns="http://www.w3.org/1998/Math/MathML">
  <semantics>
    <mrow>
      <mn>2</mn>
      <mo stretchy="false">&gt;</mo>
      <msqrt>
        <mi>a</mi>
      </msqrt>
    </mrow>
    <annotation encoding="StarMath 5.0">2&gt;sqrt{a}</annotation>
  </semantics>
</math>
</file>

<file path=Object 41/content.xml><?xml version="1.0" encoding="utf-8"?>
<math xmlns="http://www.w3.org/1998/Math/MathML">
  <semantics>
    <mrow>
      <mn>1</mn>
      <mi mathvariant="normal">∈</mi>
      <mi mathvariant="normal">ℕ</mi>
    </mrow>
    <annotation encoding="StarMath 5.0">1 in setN</annotation>
  </semantics>
</math>
</file>

<file path=Object 42/content.xml><?xml version="1.0" encoding="utf-8"?>
<math xmlns="http://www.w3.org/1998/Math/MathML">
  <semantics>
    <mrow>
      <mi>A</mi>
      <mi mathvariant="normal">∋</mi>
      <mi>a</mi>
    </mrow>
    <annotation encoding="StarMath 5.0">A owns a</annotation>
  </semantics>
</math>
</file>

<file path=Object 43/content.xml><?xml version="1.0" encoding="utf-8"?>
<math xmlns="http://www.w3.org/1998/Math/MathML">
  <semantics>
    <mrow>
      <mi mathvariant="normal">ℚ</mi>
      <mi mathvariant="normal">⊂</mi>
      <mi mathvariant="normal">ℝ</mi>
    </mrow>
    <annotation encoding="StarMath 5.0">setQ subset setR</annotation>
  </semantics>
</math>
</file>

<file path=Object 44/content.xml><?xml version="1.0" encoding="utf-8"?>
<math xmlns="http://www.w3.org/1998/Math/MathML">
  <semantics>
    <mrow>
      <mi mathvariant="normal">ℕ</mi>
      <mi mathvariant="normal">⊆</mi>
      <msup>
        <mi mathvariant="normal">ℤ</mi>
        <mrow>
          <mo stretchy="false">+</mo>
        </mrow>
      </msup>
    </mrow>
    <annotation encoding="StarMath 5.0">setN subseteq setZ ^ +{}</annotation>
  </semantics>
</math>
</file>

<file path=Object 45/content.xml><?xml version="1.0" encoding="utf-8"?>
<math xmlns="http://www.w3.org/1998/Math/MathML">
  <semantics>
    <mrow>
      <mi>A</mi>
      <mi mathvariant="normal">⊃</mi>
      <mi mathvariant="normal">∅</mi>
    </mrow>
    <annotation encoding="StarMath 5.0">A supset emptyset</annotation>
  </semantics>
</math>
</file>

<file path=Object 46/content.xml><?xml version="1.0" encoding="utf-8"?>
<math xmlns="http://www.w3.org/1998/Math/MathML">
  <semantics>
    <mrow>
      <mi>A</mi>
      <mi mathvariant="normal">⊇</mi>
      <mi>A</mi>
    </mrow>
    <annotation encoding="StarMath 5.0">A supseteq  A</annotation>
  </semantics>
</math>
</file>

<file path=Object 47/content.xml><?xml version="1.0" encoding="utf-8"?>
<math xmlns="http://www.w3.org/1998/Math/MathML">
  <semantics>
    <mrow>
      <mi>X</mi>
      <mi mathvariant="normal">∩</mi>
      <mi>Y</mi>
    </mrow>
    <annotation encoding="StarMath 5.0">X intersection Y</annotation>
  </semantics>
</math>
</file>

<file path=Object 48/content.xml><?xml version="1.0" encoding="utf-8"?>
<math xmlns="http://www.w3.org/1998/Math/MathML">
  <semantics>
    <mrow>
      <mi>A</mi>
      <mi mathvariant="normal">∪</mi>
      <mi>B</mi>
    </mrow>
    <annotation encoding="StarMath 5.0">A union B</annotation>
  </semantics>
</math>
</file>

<file path=Object 49/content.xml><?xml version="1.0" encoding="utf-8"?>
<math xmlns="http://www.w3.org/1998/Math/MathML">
  <semantics>
    <mrow>
      <mi>X</mi>
      <mi mathvariant="normal">∧</mi>
      <mi>Y</mi>
    </mrow>
    <annotation encoding="StarMath 5.0">X and Y</annotation>
  </semantics>
</math>
</file>

<file path=Object 5/content.xml><?xml version="1.0" encoding="utf-8"?>
<math xmlns="http://www.w3.org/1998/Math/MathML">
  <semantics>
    <mrow>
      <mi>log</mi>
      <mi mathvariant="italic">ax</mi>
    </mrow>
    <annotation encoding="StarMath 5.0">log ax</annotation>
  </semantics>
</math>
</file>

<file path=Object 50/content.xml><?xml version="1.0" encoding="utf-8"?>
<math xmlns="http://www.w3.org/1998/Math/MathML">
  <semantics>
    <mrow>
      <mi>A</mi>
      <mi mathvariant="normal">∨</mi>
      <mi>B</mi>
    </mrow>
    <annotation encoding="StarMath 5.0">A or B</annotation>
  </semantics>
</math>
</file>

<file path=Object 51/content.xml><?xml version="1.0" encoding="utf-8"?>
<math xmlns="http://www.w3.org/1998/Math/MathML">
  <semantics>
    <mrow>
      <mrow>
        <mo stretchy="false">ℕ</mo>
        <mo stretchy="false">∖</mo>
        <mrow>
          <mo stretchy="false">{</mo>
          <mn>0</mn>
          <mo stretchy="false">}</mo>
        </mrow>
      </mrow>
      <mo stretchy="false">=</mo>
      <msub>
        <mo stretchy="false">ℕ</mo>
        <mn>0</mn>
      </msub>
    </mrow>
    <annotation encoding="StarMath 5.0">setN setminus lbrace 0 rbrace = setN_{0}</annotation>
  </semantics>
</math>
</file>

<file path=Object 52/content.xml><?xml version="1.0" encoding="utf-8"?>
<math xmlns="http://www.w3.org/1998/Math/MathML">
  <semantics>
    <mrow>
      <mi>A</mi>
      <mi mathvariant="normal">/</mi>
      <mi>B</mi>
    </mrow>
    <annotation encoding="StarMath 5.0">A slash B</annotation>
  </semantics>
</math>
</file>

<file path=Object 53/content.xml><?xml version="1.0" encoding="utf-8"?>
<math xmlns="http://www.w3.org/1998/Math/MathML">
  <semantics>
    <mrow>
      <mi>m</mi>
      <mi mathvariant="normal">/</mi>
      <msup>
        <mi mathvariant="italic">sec</mi>
        <mn>2</mn>
      </msup>
    </mrow>
    <annotation encoding="StarMath 5.0">m / sec^2</annotation>
  </semantics>
</math>
</file>

<file path=Object 54/content.xml><?xml version="1.0" encoding="utf-8"?>
<math xmlns="http://www.w3.org/1998/Math/MathML">
  <semantics>
    <mrow>
      <mi>A</mi>
      <mi mathvariant="normal">∥</mi>
      <mi>B</mi>
    </mrow>
    <annotation encoding="StarMath 5.0">A parallel B</annotation>
  </semantics>
</math>
</file>

<file path=Object 55/content.xml><?xml version="1.0" encoding="utf-8"?>
<math xmlns="http://www.w3.org/1998/Math/MathML">
  <semantics>
    <mrow>
      <mi>p</mi>
      <mi mathvariant="normal">:</mi>
      <mrow>
        <mi>A</mi>
        <mo stretchy="false">→</mo>
        <mi>B</mi>
      </mrow>
    </mrow>
    <annotation encoding="StarMath 5.0">p : A toward B</annotation>
  </semantics>
</math>
</file>

<file path=Object 56/content.xml><?xml version="1.0" encoding="utf-8"?>
<math xmlns="http://www.w3.org/1998/Math/MathML">
  <semantics>
    <mrow>
      <mi>x</mi>
      <mo stretchy="false">→</mo>
      <mi>y</mi>
    </mrow>
    <annotation encoding="StarMath 5.0">x rightarrow y</annotation>
  </semantics>
</math>
</file>

<file path=Object 57/content.xml><?xml version="1.0" encoding="utf-8"?>
<math xmlns="http://www.w3.org/1998/Math/MathML">
  <semantics>
    <mrow>
      <mi>x</mi>
      <mo stretchy="false">←</mo>
      <mi>y</mi>
    </mrow>
    <annotation encoding="StarMath 5.0">x leftarrow y</annotation>
  </semantics>
</math>
</file>

<file path=Object 58/content.xml><?xml version="1.0" encoding="utf-8"?>
<math xmlns="http://www.w3.org/1998/Math/MathML">
  <semantics>
    <mrow>
      <mrow>
        <mn>0</mn>
        <mi mathvariant="normal">∈</mi>
        <mi mathvariant="normal">ℕ</mi>
      </mrow>
      <mi mathvariant="normal">⇒</mi>
      <mrow>
        <mn>0</mn>
        <mi mathvariant="normal">∈</mi>
        <mi mathvariant="normal">ℤ</mi>
      </mrow>
    </mrow>
    <annotation encoding="StarMath 5.0">0 in setN drarrow 0 in setZ</annotation>
  </semantics>
</math>
</file>

<file path=Object 59/content.xml><?xml version="1.0" encoding="utf-8"?>
<math xmlns="http://www.w3.org/1998/Math/MathML">
  <semantics>
    <mrow>
      <mrow>
        <mo stretchy="false">(</mo>
        <mn>2</mn>
        <mo stretchy="false">)</mo>
      </mrow>
      <mi mathvariant="normal">⇐</mi>
      <mrow>
        <mo stretchy="false">(</mo>
        <mn>1</mn>
        <mo stretchy="false">)</mo>
      </mrow>
    </mrow>
    <annotation encoding="StarMath 5.0">(2) dlarrow (1)</annotation>
  </semantics>
</math>
</file>

<file path=Object 6/content.xml><?xml version="1.0" encoding="utf-8"?>
<math xmlns="http://www.w3.org/1998/Math/MathML">
  <semantics>
    <mrow>
      <mo stretchy="false">α</mo>
      <mi>x</mi>
    </mrow>
    <annotation encoding="StarMath 5.0">%alpha x</annotation>
  </semantics>
</math>
</file>

<file path=Object 60/content.xml><?xml version="1.0" encoding="utf-8"?>
<math xmlns="http://www.w3.org/1998/Math/MathML">
  <semantics>
    <mrow>
      <mrow>
        <mi>A</mi>
        <mi mathvariant="normal">⊂</mi>
        <mi>B</mi>
      </mrow>
      <mi mathvariant="italic">en</mi>
      <mrow>
        <mi>B</mi>
        <mi mathvariant="normal">⊂</mi>
        <mi>A</mi>
      </mrow>
      <mi mathvariant="normal">⇔</mi>
      <mrow>
        <mi>A</mi>
        <mi mathvariant="normal">=</mi>
        <mi>B</mi>
      </mrow>
    </mrow>
    <annotation encoding="StarMath 5.0">A subset B en B subset A dlrarrow A = B </annotation>
  </semantics>
</math>
</file>

<file path=Object 61/content.xml><?xml version="1.0" encoding="utf-8"?>
<math xmlns="http://www.w3.org/1998/Math/MathML">
  <semantics>
    <mrow>
      <mrow>
        <mo stretchy="false">(</mo>
        <mrow>
          <mi>a</mi>
          <mi>,</mi>
          <mi>b</mi>
        </mrow>
        <mo stretchy="false">)</mo>
      </mrow>
      <mo stretchy="false">↑</mo>
      <mrow>
        <mo stretchy="false">(</mo>
        <mrow>
          <mi>c</mi>
          <mi>,</mi>
          <mi>d</mi>
        </mrow>
        <mo stretchy="false">)</mo>
      </mrow>
    </mrow>
    <annotation encoding="StarMath 5.0">(a,b) uparrow (c,d)</annotation>
  </semantics>
</math>
</file>

<file path=Object 62/content.xml><?xml version="1.0" encoding="utf-8"?>
<math xmlns="http://www.w3.org/1998/Math/MathML">
  <semantics>
    <mrow>
      <mi>A</mi>
      <mo stretchy="false">↓</mo>
    </mrow>
    <annotation encoding="StarMath 5.0">A downarrow</annotation>
  </semantics>
</math>
</file>

<file path=Object 63/content.xml><?xml version="1.0" encoding="utf-8"?>
<math xmlns="http://www.w3.org/1998/Math/MathML">
  <semantics>
    <mrow>
      <mo stretchy="false">Δ</mo>
      <mrow>
        <mi mathvariant="italic">abc</mi>
        <mi mathvariant="normal">~</mi>
        <mo stretchy="false">Δ</mo>
      </mrow>
      <mi>d</mi>
      <mi>e</mi>
      <mi>f</mi>
    </mrow>
    <annotation encoding="StarMath 5.0">%DELTA abc sim %DELTA d e f</annotation>
  </semantics>
</math>
</file>

<file path=Object 64/content.xml><?xml version="1.0" encoding="utf-8"?>
<math xmlns="http://www.w3.org/1998/Math/MathML">
  <semantics>
    <mrow>
      <mo stretchy="false">π</mo>
      <mi mathvariant="normal">≈</mi>
      <mn>3,14</mn>
    </mrow>
    <annotation encoding="StarMath 5.0">%pi approx 3,14</annotation>
  </semantics>
</math>
</file>

<file path=Object 65/content.xml><?xml version="1.0" encoding="utf-8"?>
<math xmlns="http://www.w3.org/1998/Math/MathML">
  <semantics>
    <mrow>
      <mrow>
        <mi>F</mi>
        <mi mathvariant="normal">≃</mi>
        <mi>F</mi>
      </mrow>
      <mi>'</mi>
    </mrow>
    <annotation encoding="StarMath 5.0">F simeq F'</annotation>
  </semantics>
</math>
</file>

<file path=Object 66/content.xml><?xml version="1.0" encoding="utf-8"?>
<math xmlns="http://www.w3.org/1998/Math/MathML">
  <semantics>
    <mrow>
      <mi>A</mi>
      <mi mathvariant="normal">⊥</mi>
      <mi>B</mi>
    </mrow>
    <annotation encoding="StarMath 5.0">A ortho B</annotation>
  </semantics>
</math>
</file>

<file path=Object 67/content.xml><?xml version="1.0" encoding="utf-8"?>
<math xmlns="http://www.w3.org/1998/Math/MathML">
  <semantics>
    <mrow>
      <mn>3</mn>
      <mi mathvariant="normal">∣</mi>
      <mn>6</mn>
    </mrow>
    <annotation encoding="StarMath 5.0">3 divides 6</annotation>
  </semantics>
</math>
</file>

<file path=Object 68/content.xml><?xml version="1.0" encoding="utf-8"?>
<math xmlns="http://www.w3.org/1998/Math/MathML">
  <semantics>
    <mrow>
      <mo stretchy="false">(</mo>
      <mrow>
        <mi>a</mi>
        <mi>,</mi>
        <mi>b</mi>
      </mrow>
      <mo stretchy="false">)</mo>
    </mrow>
    <annotation encoding="StarMath 5.0">(a,b)</annotation>
  </semantics>
</math>
</file>

<file path=Object 69/content.xml><?xml version="1.0" encoding="utf-8"?>
<math xmlns="http://www.w3.org/1998/Math/MathML">
  <semantics>
    <mfenced open="" close="">
      <mrow>
        <mi>a</mi>
        <mi>,</mi>
        <mi>b</mi>
      </mrow>
    </mfenced>
    <annotation encoding="StarMath 5.0">left ( a,b right )</annotation>
  </semantics>
</math>
</file>

<file path=Object 7/content.xml><?xml version="1.0" encoding="utf-8"?>
<math xmlns="http://www.w3.org/1998/Math/MathML">
  <semantics>
    <mrow>
      <mi>A</mi>
      <mo stretchy="false">∥</mo>
      <mi>B</mi>
    </mrow>
    <annotation encoding="StarMath 5.0">A  parallel B</annotation>
  </semantics>
</math>
</file>

<file path=Object 70/content.xml><?xml version="1.0" encoding="utf-8"?>
<math xmlns="http://www.w3.org/1998/Math/MathML">
  <semantics>
    <mrow>
      <mi stretchy="true" mathvariant="normal">]</mi>
      <mi mathvariant="italic">ab</mi>
    </mrow>
    <annotation encoding="StarMath 5.0">left ] ab right none</annotation>
  </semantics>
</math>
</file>

<file path=Object 71/content.xml><?xml version="1.0" encoding="utf-8"?>
<math xmlns="http://www.w3.org/1998/Math/MathML">
  <semantics>
    <mfenced open="[" close="">
      <mi mathvariant="italic">ab</mi>
    </mfenced>
    <annotation encoding="StarMath 5.0">left [ ab right )</annotation>
  </semantics>
</math>
</file>

<file path=Object 72/content.xml><?xml version="1.0" encoding="utf-8"?>
<math xmlns="http://www.w3.org/1998/Math/MathML">
  <semantics>
    <mfenced open="[" close="[">
      <mi mathvariant="italic">xy</mi>
    </mfenced>
    <annotation encoding="StarMath 5.0">left [ xy right [</annotation>
  </semantics>
</math>
</file>

<file path=Object 73/content.xml><?xml version="1.0" encoding="utf-8"?>
<math xmlns="http://www.w3.org/1998/Math/MathML">
  <semantics>
    <mrow>
      <mi stretchy="false" mathvariant="normal">{</mi>
      <mrow>
        <mrow>
          <mi>x</mi>
          <mi mathvariant="normal">∣</mi>
          <mi>x</mi>
        </mrow>
        <mi mathvariant="normal">∈</mi>
        <mi mathvariant="normal">ℕ</mi>
      </mrow>
      <mi stretchy="false" mathvariant="normal">}</mi>
    </mrow>
    <annotation encoding="StarMath 5.0">lbrace x divides x in setN rbrace </annotation>
  </semantics>
</math>
</file>

<file path=Object 74/content.xml><?xml version="1.0" encoding="utf-8"?>
<math xmlns="http://www.w3.org/1998/Math/MathML">
  <semantics>
    <mrow>
      <mi stretchy="false" mathvariant="normal">{</mi>
      <mrow>
        <mi>a</mi>
        <mi>,</mi>
        <mi>b</mi>
        <mi>,</mi>
        <mi>c</mi>
      </mrow>
      <mi stretchy="false" mathvariant="normal">}</mi>
    </mrow>
    <annotation encoding="StarMath 5.0">lbrace a,b,c rbrace </annotation>
  </semantics>
</math>
</file>

<file path=Object 75/content.xml><?xml version="1.0" encoding="utf-8"?>
<math xmlns="http://www.w3.org/1998/Math/MathML">
  <semantics>
    <mrow>
      <mrow>
        <mi stretchy="false" mathvariant="normal">∣</mi>
        <mrow>
          <mi mathvariant="normal">−</mi>
          <mn>3</mn>
        </mrow>
        <mi stretchy="false" mathvariant="normal">∣</mi>
      </mrow>
      <mi mathvariant="normal">=</mi>
      <mn>3</mn>
    </mrow>
    <annotation encoding="StarMath 5.0">lline -3 rline = 3 </annotation>
  </semantics>
</math>
</file>

<file path=Object 76/content.xml><?xml version="1.0" encoding="utf-8"?>
<math xmlns="http://www.w3.org/1998/Math/MathML">
  <semantics>
    <mrow>
      <mi stretchy="false" mathvariant="normal">∥</mi>
      <mi mathvariant="italic">ab</mi>
      <mi stretchy="false" mathvariant="normal">∥</mi>
    </mrow>
    <annotation encoding="StarMath 5.0">ldline ab rdline </annotation>
  </semantics>
</math>
</file>

<file path=Object 77/content.xml><?xml version="1.0" encoding="utf-8"?>
<math xmlns="http://www.w3.org/1998/Math/MathML">
  <semantics>
    <mrow>
      <mi stretchy="true" mathvariant="normal">{</mi>
      <mtable>
        <mtr>
          <mtd>
            <mrow>
              <mrow>
                <mn>2x</mn>
                <mo stretchy="false">+</mo>
                <mn>3y</mn>
              </mrow>
              <mi mathvariant="normal">=</mi>
              <mn>14</mn>
            </mrow>
          </mtd>
        </mtr>
        <mtr>
          <mtd>
            <mrow>
              <mrow>
                <mi>x</mi>
                <mi mathvariant="normal">−</mi>
                <mn>2y</mn>
              </mrow>
              <mi mathvariant="normal">=</mi>
              <mn>0</mn>
            </mrow>
          </mtd>
        </mtr>
      </mtable>
    </mrow>
    <annotation encoding="StarMath 5.0">left lbrace stack{2x+3y = 14 # x-2y = 0} right none</annotation>
  </semantics>
</math>
</file>

<file path=Object 78/content.xml><?xml version="1.0" encoding="utf-8"?>
<math xmlns="http://www.w3.org/1998/Math/MathML">
  <semantics>
    <mrow>
      <mrow>
        <mfenced open="∣" close="∣">
          <mtable>
            <mtr>
              <mtd>
                <mi>a</mi>
              </mtd>
              <mtd>
                <mi>c</mi>
              </mtd>
            </mtr>
            <mtr>
              <mtd>
                <mi>b</mi>
              </mtd>
              <mtd>
                <mi>d</mi>
              </mtd>
            </mtr>
          </mtable>
        </mfenced>
        <mi mathvariant="normal">⋅</mi>
        <mfenced open="∣" close="∣">
          <mtable>
            <mtr>
              <mtd>
                <mi>e</mi>
              </mtd>
            </mtr>
            <mtr>
              <mtd>
                <mi>f</mi>
              </mtd>
            </mtr>
          </mtable>
        </mfenced>
      </mrow>
      <mi mathvariant="normal">=</mi>
      <mfenced open="∣" close="∣">
        <mtable>
          <mtr>
            <mtd>
              <mrow>
                <mi mathvariant="italic">ae</mi>
                <mo stretchy="false">+</mo>
                <mi mathvariant="italic">cf</mi>
              </mrow>
            </mtd>
          </mtr>
          <mtr>
            <mtd>
              <mrow>
                <mi mathvariant="italic">be</mi>
                <mo stretchy="false">+</mo>
                <mi mathvariant="italic">df</mi>
              </mrow>
            </mtd>
          </mtr>
        </mtable>
      </mfenced>
    </mrow>
    <annotation encoding="StarMath 5.0">left lline matrix{a # c ## b # d} right rline cdot left lline binom{e}{f} right rline = left lline stack{ae + cf # be +df} right lline</annotation>
  </semantics>
</math>
</file>

<file path=Object 79/content.xml><?xml version="1.0" encoding="utf-8"?>
<math xmlns="http://www.w3.org/1998/Math/MathML">
  <semantics>
    <mfenced open="" close="">
      <mtable>
        <mtr>
          <mtd>
            <mi>a</mi>
          </mtd>
          <mtd>
            <mi>b</mi>
          </mtd>
        </mtr>
        <mtr>
          <mtd>
            <mi>c</mi>
          </mtd>
          <mtd>
            <mi>d</mi>
          </mtd>
        </mtr>
      </mtable>
    </mfenced>
    <annotation encoding="StarMath 5.0">left ( matrix{a # b ## c # d} right )</annotation>
  </semantics>
</math>
</file>

<file path=Object 8/content.xml><?xml version="1.0" encoding="utf-8"?>
<math xmlns="http://www.w3.org/1998/Math/MathML">
  <semantics>
    <mi mathvariant="italic">XXIV</mi>
    <annotation encoding="StarMath 5.0">XXIV</annotation>
  </semantics>
</math>
</file>

<file path=Object 80/content.xml><?xml version="1.0" encoding="utf-8"?>
<math xmlns="http://www.w3.org/1998/Math/MathML">
  <semantics>
    <mrow>
      <mtext>Is</mtext>
      <mrow>
        <mfrac>
          <mn>7</mn>
          <mn>20</mn>
        </mfrac>
        <mi mathvariant="normal">−</mi>
        <mfrac>
          <mn>3</mn>
          <mn>24</mn>
        </mfrac>
      </mrow>
      <mtext>kleiner dan</mtext>
      <mfrac>
        <mn>3</mn>
        <mn>17</mn>
      </mfrac>
      <mtext>?</mtext>
    </mrow>
    <annotation encoding="StarMath 5.0">"Is" 7 over 20 - 3 over 24 "kleiner dan" 3 over 17 "?"</annotation>
  </semantics>
</math>
</file>

<file path=Object 81/content.xml><?xml version="1.0" encoding="utf-8"?>
<math xmlns="http://www.w3.org/1998/Math/MathML">
  <semantics>
    <mfrac>
      <mrow>
        <mn>24</mn>
        <mo stretchy="false">+</mo>
        <mn>35</mn>
      </mrow>
      <mrow>
        <mn>12</mn>
        <mi mathvariant="normal">×</mi>
        <mn>8</mn>
      </mrow>
    </mfrac>
    <annotation encoding="StarMath 5.0">{24+35} over {12 times 8}</annotation>
  </semantics>
</math>
</file>

<file path=Object 82/content.xml><?xml version="1.0" encoding="utf-8"?>
<math xmlns="http://www.w3.org/1998/Math/MathML">
  <semantics>
    <mfrac>
      <mrow>
        <mn>3p</mn>
        <mo stretchy="false">+</mo>
        <mi>q</mi>
      </mrow>
      <mi>n</mi>
    </mfrac>
    <annotation encoding="StarMath 5.0">{3p+q} over n</annotation>
  </semantics>
</math>
</file>

<file path=Object 83/content.xml><?xml version="1.0" encoding="utf-8"?>
<math xmlns="http://www.w3.org/1998/Math/MathML">
  <semantics>
    <mfrac>
      <mrow>
        <mi mathvariant="italic">tg</mi>
        <mrow>
          <mo stretchy="false">α</mo>
          <mi mathvariant="normal">−</mi>
          <mn>1</mn>
        </mrow>
      </mrow>
      <mrow>
        <mi>sin</mi>
        <mo stretchy="false">α</mo>
      </mrow>
    </mfrac>
    <annotation encoding="StarMath 5.0">{tg %alpha -1} over {sin %alpha}</annotation>
  </semantics>
</math>
</file>

<file path=Object 84/content.xml><?xml version="1.0" encoding="utf-8"?>
<math xmlns="http://www.w3.org/1998/Math/MathML">
  <semantics>
    <mfrac>
      <mrow>
        <mrow>
          <mi>a</mi>
          <mo stretchy="false">+</mo>
          <mfrac>
            <mn>2bc</mn>
            <mrow>
              <mi>d</mi>
              <mi mathvariant="normal">−</mi>
              <mi>e</mi>
            </mrow>
          </mfrac>
        </mrow>
        <mo stretchy="false">+</mo>
        <mi>f</mi>
      </mrow>
      <mrow>
        <mfrac>
          <mi>g</mi>
          <mi>h</mi>
        </mfrac>
        <mi mathvariant="normal">−</mi>
        <mn>3</mn>
      </mrow>
    </mfrac>
    <annotation encoding="StarMath 5.0">{a + {2bc}over{d-e}+f} over {g over h -3}</annotation>
  </semantics>
</math>
</file>

<file path=Object 85/content.xml><?xml version="1.0" encoding="utf-8"?>
<math xmlns="http://www.w3.org/1998/Math/MathML">
  <semantics>
    <mtext>%</mtext>
    <annotation encoding="StarMath 5.0">"%"</annotation>
  </semantics>
</math>
</file>

<file path=Object 86/content.xml><?xml version="1.0" encoding="utf-8"?>
<math xmlns="http://www.w3.org/1998/Math/MathML">
  <semantics>
    <mo stretchy="false">‰</mo>
    <annotation encoding="StarMath 5.0">%perthousand</annotation>
  </semantics>
</math>
</file>

<file path=Object 87/content.xml><?xml version="1.0" encoding="utf-8"?>
<math xmlns="http://www.w3.org/1998/Math/MathML">
  <semantics>
    <msup>
      <mi>x</mi>
      <mi>n</mi>
    </msup>
    <annotation encoding="StarMath 5.0">x^n</annotation>
  </semantics>
</math>
</file>

<file path=Object 88/content.xml><?xml version="1.0" encoding="utf-8"?>
<math xmlns="http://www.w3.org/1998/Math/MathML">
  <semantics>
    <msub>
      <mi>x</mi>
      <mi>n</mi>
    </msub>
    <annotation encoding="StarMath 5.0">x_n</annotation>
  </semantics>
</math>
</file>

<file path=Object 89/content.xml><?xml version="1.0" encoding="utf-8"?>
<math xmlns="http://www.w3.org/1998/Math/MathML">
  <semantics>
    <mmultiscripts>
      <mi>x</mi>
      <mprescripts/>
      <none/>
      <mi>n</mi>
    </mmultiscripts>
    <annotation encoding="StarMath 5.0">x lsup{n}</annotation>
  </semantics>
</math>
</file>

<file path=Object 9/content.xml><?xml version="1.0" encoding="utf-8"?>
<math xmlns="http://www.w3.org/1998/Math/MathML">
  <semantics>
    <mo stretchy="false">π</mo>
    <annotation encoding="StarMath 5.0">%pi</annotation>
  </semantics>
</math>
</file>

<file path=Object 90/content.xml><?xml version="1.0" encoding="utf-8"?>
<math xmlns="http://www.w3.org/1998/Math/MathML">
  <semantics>
    <mmultiscripts>
      <mi>x</mi>
      <mprescripts/>
      <mi>n</mi>
      <none/>
    </mmultiscripts>
    <annotation encoding="StarMath 5.0">x lsub{n} </annotation>
  </semantics>
</math>
</file>

<file path=Object 91/content.xml><?xml version="1.0" encoding="utf-8"?>
<math xmlns="http://www.w3.org/1998/Math/MathML">
  <semantics>
    <mover>
      <mi>x</mi>
      <mi>n</mi>
    </mover>
    <annotation encoding="StarMath 5.0">x csup{n} </annotation>
  </semantics>
</math>
</file>

<file path=Object 92/content.xml><?xml version="1.0" encoding="utf-8"?>
<math xmlns="http://www.w3.org/1998/Math/MathML">
  <semantics>
    <munder>
      <mi>x</mi>
      <mi>n</mi>
    </munder>
    <annotation encoding="StarMath 5.0">x csub{n} </annotation>
  </semantics>
</math>
</file>

<file path=Object 93/content.xml><?xml version="1.0" encoding="utf-8"?>
<math xmlns="http://www.w3.org/1998/Math/MathML">
  <semantics>
    <mmultiscripts>
      <mi>x</mi>
      <mi>m</mi>
      <none/>
      <mprescripts/>
      <mi>n</mi>
      <none/>
    </mmultiscripts>
    <annotation encoding="StarMath 5.0">x lsub{n} _m</annotation>
  </semantics>
</math>
</file>

<file path=Object 94/content.xml><?xml version="1.0" encoding="utf-8"?>
<math xmlns="http://www.w3.org/1998/Math/MathML">
  <semantics>
    <mmultiscripts>
      <msub>
        <mi>x</mi>
        <mi>m</mi>
      </msub>
      <mprescripts/>
      <mi>n</mi>
      <none/>
    </mmultiscripts>
    <annotation encoding="StarMath 5.0">{x _m} lsub{n} </annotation>
  </semantics>
</math>
</file>

<file path=Object 95/content.xml><?xml version="1.0" encoding="utf-8"?>
<math xmlns="http://www.w3.org/1998/Math/MathML">
  <semantics>
    <msub>
      <mmultiscripts>
        <mi>x</mi>
        <mprescripts/>
        <mi>n</mi>
        <none/>
      </mmultiscripts>
      <mi>m</mi>
    </msub>
    <annotation encoding="StarMath 5.0">{{x} lsub{n} }_m</annotation>
  </semantics>
</math>
</file>

<file path=Object 96/content.xml><?xml version="1.0" encoding="utf-8"?>
<math xmlns="http://www.w3.org/1998/Math/MathML">
  <semantics>
    <mover>
      <mmultiscripts>
        <mi>x</mi>
        <mprescripts/>
        <mi>n</mi>
        <none/>
      </mmultiscripts>
      <mi>m</mi>
    </mover>
    <annotation encoding="StarMath 5.0">{{x} lsub{n} } csup{m}</annotation>
  </semantics>
</math>
</file>

<file path=Object 97/content.xml><?xml version="1.0" encoding="utf-8"?>
<math xmlns="http://www.w3.org/1998/Math/MathML">
  <semantics>
    <mmultiscripts>
      <mover>
        <mi>x</mi>
        <mi>m</mi>
      </mover>
      <mprescripts/>
      <mi>n</mi>
      <none/>
    </mmultiscripts>
    <annotation encoding="StarMath 5.0">{{x csup{m} } lsub{n} } </annotation>
  </semantics>
</math>
</file>

<file path=Object 98/content.xml><?xml version="1.0" encoding="utf-8"?>
<math xmlns="http://www.w3.org/1998/Math/MathML">
  <semantics>
    <msup>
      <msub>
        <msup>
          <mi>x</mi>
          <mi>n</mi>
        </msup>
        <mi>m</mi>
      </msub>
      <mi>p</mi>
    </msup>
    <annotation encoding="StarMath 5.0">{{x sup{n} }sub {m} }sup {p}</annotation>
  </semantics>
</math>
</file>

<file path=Object 99/content.xml><?xml version="1.0" encoding="utf-8"?>
<math xmlns="http://www.w3.org/1998/Math/MathML">
  <semantics>
    <msubsup>
      <mmultiscripts>
        <mi>x</mi>
        <mi>m</mi>
        <none/>
        <mprescripts/>
        <none/>
        <mi>n</mi>
      </mmultiscripts>
      <mi>q</mi>
      <mi>p</mi>
    </msubsup>
    <annotation encoding="StarMath 5.0">{x lsup{n} _{m} }^{p} _{q}</annotation>
  </semantics>
</math>
</file>